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/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Elongation</text:p>
          </table:table-cell>
          <table:table-cell table:style-name="ce1" office:value-type="string" calcext:value-type="string">
            <text:p>Elongation (-)</text:p>
          </table:table-cell>
        </table:table-row>
        <table:table-row table:style-name="ro1">
          <table:table-cell office:value-type="date" office:date-value="2019-08-20" calcext:value-type="date">
            <text:p>08/20/19</text:p>
          </table:table-cell>
          <table:table-cell table:formula="of:=MOD(MOD(([.A2]-[.A$26])/29.53*8 + 4;8)+8;8)" office:value-type="float" office:value="5.49813748730105" calcext:value-type="float">
            <text:p>5.5</text:p>
          </table:table-cell>
          <table:table-cell table:formula="of:=MOD(MOD(([.A2]-[.A$26])/29.53*360+180;360)+360;360)" office:value-type="float" office:value="247.416186928547" calcext:value-type="float">
            <text:p>247</text:p>
          </table:table-cell>
          <table:table-cell table:formula="of:=IF([.C2]&gt;180;[.C2]-360;[.C2])" office:value-type="float" office:value="-112.583813071453" calcext:value-type="float">
            <text:p>-113</text:p>
          </table:table-cell>
        </table:table-row>
        <table:table-row table:style-name="ro1">
          <table:table-cell table:formula="of:=[.A2]+1" office:value-type="date" office:date-value="2019-08-21" calcext:value-type="date">
            <text:p>08/21/19</text:p>
          </table:table-cell>
          <table:table-cell table:formula="of:=MOD(MOD(([.A3]-[.A$26])/29.53*8 + 4;8)+8;8)" office:value-type="float" office:value="5.76904842533017" calcext:value-type="float">
            <text:p>5.8</text:p>
          </table:table-cell>
          <table:table-cell table:formula="of:=MOD(MOD(([.A3]-[.A$26])/29.53*360+180;360)+360;360)" office:value-type="float" office:value="259.607179139858" calcext:value-type="float">
            <text:p>260</text:p>
          </table:table-cell>
          <table:table-cell table:formula="of:=IF([.C3]&gt;180;[.C3]-360;[.C3])" office:value-type="float" office:value="-100.392820860142" calcext:value-type="float">
            <text:p>-100</text:p>
          </table:table-cell>
        </table:table-row>
        <table:table-row table:style-name="ro1">
          <table:table-cell table:formula="of:=[.A3]+1" office:value-type="date" office:date-value="2019-08-22" calcext:value-type="date">
            <text:p>08/22/19</text:p>
          </table:table-cell>
          <table:table-cell table:formula="of:=MOD(MOD(([.A4]-[.A$26])/29.53*8 + 4;8)+8;8)" office:value-type="float" office:value="6.0399593633593" calcext:value-type="float">
            <text:p>6.0</text:p>
          </table:table-cell>
          <table:table-cell table:formula="of:=MOD(MOD(([.A4]-[.A$26])/29.53*360+180;360)+360;360)" office:value-type="float" office:value="271.798171351168" calcext:value-type="float">
            <text:p>272</text:p>
          </table:table-cell>
          <table:table-cell table:formula="of:=IF([.C4]&gt;180;[.C4]-360;[.C4])" office:value-type="float" office:value="-88.2018286488317" calcext:value-type="float">
            <text:p>-88</text:p>
          </table:table-cell>
        </table:table-row>
        <table:table-row table:style-name="ro1">
          <table:table-cell table:formula="of:=[.A4]+1" office:value-type="date" office:date-value="2019-08-23" calcext:value-type="date">
            <text:p>08/23/19</text:p>
          </table:table-cell>
          <table:table-cell table:formula="of:=MOD(MOD(([.A5]-[.A$26])/29.53*8 + 4;8)+8;8)" office:value-type="float" office:value="6.31087030138842" calcext:value-type="float">
            <text:p>6.3</text:p>
          </table:table-cell>
          <table:table-cell table:formula="of:=MOD(MOD(([.A5]-[.A$26])/29.53*360+180;360)+360;360)" office:value-type="float" office:value="283.989163562479" calcext:value-type="float">
            <text:p>284</text:p>
          </table:table-cell>
          <table:table-cell table:formula="of:=IF([.C5]&gt;180;[.C5]-360;[.C5])" office:value-type="float" office:value="-76.0108364375212" calcext:value-type="float">
            <text:p>-76</text:p>
          </table:table-cell>
        </table:table-row>
        <table:table-row table:style-name="ro1">
          <table:table-cell table:formula="of:=[.A5]+1" office:value-type="date" office:date-value="2019-08-24" calcext:value-type="date">
            <text:p>08/24/19</text:p>
          </table:table-cell>
          <table:table-cell table:formula="of:=MOD(MOD(([.A6]-[.A$26])/29.53*8 + 4;8)+8;8)" office:value-type="float" office:value="6.58178123941754" calcext:value-type="float">
            <text:p>6.6</text:p>
          </table:table-cell>
          <table:table-cell table:formula="of:=MOD(MOD(([.A6]-[.A$26])/29.53*360+180;360)+360;360)" office:value-type="float" office:value="296.180155773789" calcext:value-type="float">
            <text:p>296</text:p>
          </table:table-cell>
          <table:table-cell table:formula="of:=IF([.C6]&gt;180;[.C6]-360;[.C6])" office:value-type="float" office:value="-63.8198442262105" calcext:value-type="float">
            <text:p>-64</text:p>
          </table:table-cell>
        </table:table-row>
        <table:table-row table:style-name="ro1">
          <table:table-cell table:formula="of:=[.A6]+1" office:value-type="date" office:date-value="2019-08-25" calcext:value-type="date">
            <text:p>08/25/19</text:p>
          </table:table-cell>
          <table:table-cell table:formula="of:=MOD(MOD(([.A7]-[.A$26])/29.53*8 + 4;8)+8;8)" office:value-type="float" office:value="6.85269217744667" calcext:value-type="float">
            <text:p>6.9</text:p>
          </table:table-cell>
          <table:table-cell table:formula="of:=MOD(MOD(([.A7]-[.A$26])/29.53*360+180;360)+360;360)" office:value-type="float" office:value="308.3711479851" calcext:value-type="float">
            <text:p>308</text:p>
          </table:table-cell>
          <table:table-cell table:formula="of:=IF([.C7]&gt;180;[.C7]-360;[.C7])" office:value-type="float" office:value="-51.6288520149001" calcext:value-type="float">
            <text:p>-52</text:p>
          </table:table-cell>
        </table:table-row>
        <table:table-row table:style-name="ro1">
          <table:table-cell table:formula="of:=[.A7]+1" office:value-type="date" office:date-value="2019-08-26" calcext:value-type="date">
            <text:p>08/26/19</text:p>
          </table:table-cell>
          <table:table-cell table:formula="of:=MOD(MOD(([.A8]-[.A$26])/29.53*8 + 4;8)+8;8)" office:value-type="float" office:value="7.12360311547579" calcext:value-type="float">
            <text:p>7.1</text:p>
          </table:table-cell>
          <table:table-cell table:formula="of:=MOD(MOD(([.A8]-[.A$26])/29.53*360+180;360)+360;360)" office:value-type="float" office:value="320.56214019641" calcext:value-type="float">
            <text:p>321</text:p>
          </table:table-cell>
          <table:table-cell table:formula="of:=IF([.C8]&gt;180;[.C8]-360;[.C8])" office:value-type="float" office:value="-39.4378598035896" calcext:value-type="float">
            <text:p>-39</text:p>
          </table:table-cell>
        </table:table-row>
        <table:table-row table:style-name="ro1">
          <table:table-cell table:formula="of:=[.A8]+1" office:value-type="date" office:date-value="2019-08-27" calcext:value-type="date">
            <text:p>08/27/19</text:p>
          </table:table-cell>
          <table:table-cell table:formula="of:=MOD(MOD(([.A9]-[.A$26])/29.53*8 + 4;8)+8;8)" office:value-type="float" office:value="7.39451405350491" calcext:value-type="float">
            <text:p>7.4</text:p>
          </table:table-cell>
          <table:table-cell table:formula="of:=MOD(MOD(([.A9]-[.A$26])/29.53*360+180;360)+360;360)" office:value-type="float" office:value="332.753132407721" calcext:value-type="float">
            <text:p>333</text:p>
          </table:table-cell>
          <table:table-cell table:formula="of:=IF([.C9]&gt;180;[.C9]-360;[.C9])" office:value-type="float" office:value="-27.246867592279" calcext:value-type="float">
            <text:p>-27</text:p>
          </table:table-cell>
        </table:table-row>
        <table:table-row table:style-name="ro1">
          <table:table-cell table:formula="of:=[.A9]+1" office:value-type="date" office:date-value="2019-08-28" calcext:value-type="date">
            <text:p>08/28/19</text:p>
          </table:table-cell>
          <table:table-cell table:formula="of:=MOD(MOD(([.A10]-[.A$26])/29.53*8 + 4;8)+8;8)" office:value-type="float" office:value="7.66542499153403" calcext:value-type="float">
            <text:p>7.7</text:p>
          </table:table-cell>
          <table:table-cell table:formula="of:=MOD(MOD(([.A10]-[.A$26])/29.53*360+180;360)+360;360)" office:value-type="float" office:value="344.944124619032" calcext:value-type="float">
            <text:p>345</text:p>
          </table:table-cell>
          <table:table-cell table:formula="of:=IF([.C10]&gt;180;[.C10]-360;[.C10])" office:value-type="float" office:value="-15.0558753809685" calcext:value-type="float">
            <text:p>-15</text:p>
          </table:table-cell>
        </table:table-row>
        <table:table-row table:style-name="ro1">
          <table:table-cell table:formula="of:=[.A10]+1" office:value-type="date" office:date-value="2019-08-29" calcext:value-type="date">
            <text:p>08/29/19</text:p>
          </table:table-cell>
          <table:table-cell table:formula="of:=MOD(MOD(([.A11]-[.A$26])/29.53*8 + 4;8)+8;8)" office:value-type="float" office:value="7.93633592956316" calcext:value-type="float">
            <text:p>7.9</text:p>
          </table:table-cell>
          <table:table-cell table:formula="of:=MOD(MOD(([.A11]-[.A$26])/29.53*360+180;360)+360;360)" office:value-type="float" office:value="357.135116830342" calcext:value-type="float">
            <text:p>357</text:p>
          </table:table-cell>
          <table:table-cell table:formula="of:=IF([.C11]&gt;180;[.C11]-360;[.C11])" office:value-type="float" office:value="-2.86488316965801" calcext:value-type="float">
            <text:p>-3</text:p>
          </table:table-cell>
        </table:table-row>
        <table:table-row table:style-name="ro1">
          <table:table-cell table:formula="of:=[.A11]+1" office:value-type="date" office:date-value="2019-08-30" calcext:value-type="date">
            <text:p>08/30/19</text:p>
          </table:table-cell>
          <table:table-cell table:formula="of:=MOD(MOD(([.A12]-[.A$26])/29.53*8 + 4;8)+8;8)" office:value-type="float" office:value="0.207246867592278" calcext:value-type="float">
            <text:p>0.2</text:p>
          </table:table-cell>
          <table:table-cell table:formula="of:=MOD(MOD(([.A12]-[.A$26])/29.53*360+180;360)+360;360)" office:value-type="float" office:value="9.32610904165256" calcext:value-type="float">
            <text:p>9</text:p>
          </table:table-cell>
          <table:table-cell table:formula="of:=IF([.C12]&gt;180;[.C12]-360;[.C12])" office:value-type="float" office:value="9.32610904165256" calcext:value-type="float">
            <text:p>9</text:p>
          </table:table-cell>
        </table:table-row>
        <table:table-row table:style-name="ro1">
          <table:table-cell table:formula="of:=[.A12]+1" office:value-type="date" office:date-value="2019-08-31" calcext:value-type="date">
            <text:p>08/31/19</text:p>
          </table:table-cell>
          <table:table-cell table:formula="of:=MOD(MOD(([.A13]-[.A$26])/29.53*8 + 4;8)+8;8)" office:value-type="float" office:value="0.478157805621402" calcext:value-type="float">
            <text:p>0.5</text:p>
          </table:table-cell>
          <table:table-cell table:formula="of:=MOD(MOD(([.A13]-[.A$26])/29.53*360+180;360)+360;360)" office:value-type="float" office:value="21.5171012529631" calcext:value-type="float">
            <text:p>22</text:p>
          </table:table-cell>
          <table:table-cell table:formula="of:=IF([.C13]&gt;180;[.C13]-360;[.C13])" office:value-type="float" office:value="21.5171012529631" calcext:value-type="float">
            <text:p>22</text:p>
          </table:table-cell>
        </table:table-row>
        <table:table-row table:style-name="ro1">
          <table:table-cell table:formula="of:=[.A13]+1" office:value-type="date" office:date-value="2019-09-01" calcext:value-type="date">
            <text:p>09/01/19</text:p>
          </table:table-cell>
          <table:table-cell table:formula="of:=MOD(MOD(([.A14]-[.A$26])/29.53*8 + 4;8)+8;8)" office:value-type="float" office:value="0.749068743650525" calcext:value-type="float">
            <text:p>0.7</text:p>
          </table:table-cell>
          <table:table-cell table:formula="of:=MOD(MOD(([.A14]-[.A$26])/29.53*360+180;360)+360;360)" office:value-type="float" office:value="33.7080934642736" calcext:value-type="float">
            <text:p>34</text:p>
          </table:table-cell>
          <table:table-cell table:formula="of:=IF([.C14]&gt;180;[.C14]-360;[.C14])" office:value-type="float" office:value="33.7080934642736" calcext:value-type="float">
            <text:p>34</text:p>
          </table:table-cell>
        </table:table-row>
        <table:table-row table:style-name="ro1">
          <table:table-cell table:formula="of:=[.A14]+1" office:value-type="date" office:date-value="2019-09-02" calcext:value-type="date">
            <text:p>09/02/19</text:p>
          </table:table-cell>
          <table:table-cell table:formula="of:=MOD(MOD(([.A15]-[.A$26])/29.53*8 + 4;8)+8;8)" office:value-type="float" office:value="1.01997968167965" calcext:value-type="float">
            <text:p>1.0</text:p>
          </table:table-cell>
          <table:table-cell table:formula="of:=MOD(MOD(([.A15]-[.A$26])/29.53*360+180;360)+360;360)" office:value-type="float" office:value="45.8990856755842" calcext:value-type="float">
            <text:p>46</text:p>
          </table:table-cell>
          <table:table-cell table:formula="of:=IF([.C15]&gt;180;[.C15]-360;[.C15])" office:value-type="float" office:value="45.8990856755842" calcext:value-type="float">
            <text:p>46</text:p>
          </table:table-cell>
        </table:table-row>
        <table:table-row table:style-name="ro1">
          <table:table-cell table:formula="of:=[.A15]+1" office:value-type="date" office:date-value="2019-09-03" calcext:value-type="date">
            <text:p>09/03/19</text:p>
          </table:table-cell>
          <table:table-cell table:formula="of:=MOD(MOD(([.A16]-[.A$26])/29.53*8 + 4;8)+8;8)" office:value-type="float" office:value="1.29089061970877" calcext:value-type="float">
            <text:p>1.3</text:p>
          </table:table-cell>
          <table:table-cell table:formula="of:=MOD(MOD(([.A16]-[.A$26])/29.53*360+180;360)+360;360)" office:value-type="float" office:value="58.0900778868947" calcext:value-type="float">
            <text:p>58</text:p>
          </table:table-cell>
          <table:table-cell table:formula="of:=IF([.C16]&gt;180;[.C16]-360;[.C16])" office:value-type="float" office:value="58.0900778868947" calcext:value-type="float">
            <text:p>58</text:p>
          </table:table-cell>
        </table:table-row>
        <table:table-row table:style-name="ro1">
          <table:table-cell table:formula="of:=[.A16]+1" office:value-type="date" office:date-value="2019-09-04" calcext:value-type="date">
            <text:p>09/04/19</text:p>
          </table:table-cell>
          <table:table-cell table:formula="of:=MOD(MOD(([.A17]-[.A$26])/29.53*8 + 4;8)+8;8)" office:value-type="float" office:value="1.56180155773789" calcext:value-type="float">
            <text:p>1.6</text:p>
          </table:table-cell>
          <table:table-cell table:formula="of:=MOD(MOD(([.A17]-[.A$26])/29.53*360+180;360)+360;360)" office:value-type="float" office:value="70.2810700982052" calcext:value-type="float">
            <text:p>70</text:p>
          </table:table-cell>
          <table:table-cell table:formula="of:=IF([.C17]&gt;180;[.C17]-360;[.C17])" office:value-type="float" office:value="70.2810700982052" calcext:value-type="float">
            <text:p>70</text:p>
          </table:table-cell>
        </table:table-row>
        <table:table-row table:style-name="ro1">
          <table:table-cell table:formula="of:=[.A17]+1" office:value-type="date" office:date-value="2019-09-05" calcext:value-type="date">
            <text:p>09/05/19</text:p>
          </table:table-cell>
          <table:table-cell table:formula="of:=MOD(MOD(([.A18]-[.A$26])/29.53*8 + 4;8)+8;8)" office:value-type="float" office:value="1.83271249576702" calcext:value-type="float">
            <text:p>1.8</text:p>
          </table:table-cell>
          <table:table-cell table:formula="of:=MOD(MOD(([.A18]-[.A$26])/29.53*360+180;360)+360;360)" office:value-type="float" office:value="82.4720623095158" calcext:value-type="float">
            <text:p>82</text:p>
          </table:table-cell>
          <table:table-cell table:formula="of:=IF([.C18]&gt;180;[.C18]-360;[.C18])" office:value-type="float" office:value="82.4720623095158" calcext:value-type="float">
            <text:p>82</text:p>
          </table:table-cell>
        </table:table-row>
        <table:table-row table:style-name="ro1">
          <table:table-cell table:formula="of:=[.A18]+1" office:value-type="date" office:date-value="2019-09-06" calcext:value-type="date">
            <text:p>09/06/19</text:p>
          </table:table-cell>
          <table:table-cell table:formula="of:=MOD(MOD(([.A19]-[.A$26])/29.53*8 + 4;8)+8;8)" office:value-type="float" office:value="2.10362343379614" calcext:value-type="float">
            <text:p>2.1</text:p>
          </table:table-cell>
          <table:table-cell table:formula="of:=MOD(MOD(([.A19]-[.A$26])/29.53*360+180;360)+360;360)" office:value-type="float" office:value="94.6630545208263" calcext:value-type="float">
            <text:p>95</text:p>
          </table:table-cell>
          <table:table-cell table:formula="of:=IF([.C19]&gt;180;[.C19]-360;[.C19])" office:value-type="float" office:value="94.6630545208263" calcext:value-type="float">
            <text:p>95</text:p>
          </table:table-cell>
        </table:table-row>
        <table:table-row table:style-name="ro1">
          <table:table-cell table:formula="of:=[.A19]+1" office:value-type="date" office:date-value="2019-09-07" calcext:value-type="date">
            <text:p>09/07/19</text:p>
          </table:table-cell>
          <table:table-cell table:formula="of:=MOD(MOD(([.A20]-[.A$26])/29.53*8 + 4;8)+8;8)" office:value-type="float" office:value="2.37453437182526" calcext:value-type="float">
            <text:p>2.4</text:p>
          </table:table-cell>
          <table:table-cell table:formula="of:=MOD(MOD(([.A20]-[.A$26])/29.53*360+180;360)+360;360)" office:value-type="float" office:value="106.854046732137" calcext:value-type="float">
            <text:p>107</text:p>
          </table:table-cell>
          <table:table-cell table:formula="of:=IF([.C20]&gt;180;[.C20]-360;[.C20])" office:value-type="float" office:value="106.854046732137" calcext:value-type="float">
            <text:p>107</text:p>
          </table:table-cell>
        </table:table-row>
        <table:table-row table:style-name="ro1">
          <table:table-cell table:formula="of:=[.A20]+1" office:value-type="date" office:date-value="2019-09-08" calcext:value-type="date">
            <text:p>09/08/19</text:p>
          </table:table-cell>
          <table:table-cell table:formula="of:=MOD(MOD(([.A21]-[.A$26])/29.53*8 + 4;8)+8;8)" office:value-type="float" office:value="2.64544530985438" calcext:value-type="float">
            <text:p>2.6</text:p>
          </table:table-cell>
          <table:table-cell table:formula="of:=MOD(MOD(([.A21]-[.A$26])/29.53*360+180;360)+360;360)" office:value-type="float" office:value="119.045038943447" calcext:value-type="float">
            <text:p>119</text:p>
          </table:table-cell>
          <table:table-cell table:formula="of:=IF([.C21]&gt;180;[.C21]-360;[.C21])" office:value-type="float" office:value="119.045038943447" calcext:value-type="float">
            <text:p>119</text:p>
          </table:table-cell>
        </table:table-row>
        <table:table-row table:style-name="ro1">
          <table:table-cell table:formula="of:=[.A21]+1" office:value-type="date" office:date-value="2019-09-09" calcext:value-type="date">
            <text:p>09/09/19</text:p>
          </table:table-cell>
          <table:table-cell table:formula="of:=MOD(MOD(([.A22]-[.A$26])/29.53*8 + 4;8)+8;8)" office:value-type="float" office:value="2.91635624788351" calcext:value-type="float">
            <text:p>2.9</text:p>
          </table:table-cell>
          <table:table-cell table:formula="of:=MOD(MOD(([.A22]-[.A$26])/29.53*360+180;360)+360;360)" office:value-type="float" office:value="131.236031154758" calcext:value-type="float">
            <text:p>131</text:p>
          </table:table-cell>
          <table:table-cell table:formula="of:=IF([.C22]&gt;180;[.C22]-360;[.C22])" office:value-type="float" office:value="131.236031154758" calcext:value-type="float">
            <text:p>131</text:p>
          </table:table-cell>
        </table:table-row>
        <table:table-row table:style-name="ro1">
          <table:table-cell table:formula="of:=[.A22]+1" office:value-type="date" office:date-value="2019-09-10" calcext:value-type="date">
            <text:p>09/10/19</text:p>
          </table:table-cell>
          <table:table-cell table:formula="of:=MOD(MOD(([.A23]-[.A$26])/29.53*8 + 4;8)+8;8)" office:value-type="float" office:value="3.18726718591263" calcext:value-type="float">
            <text:p>3.2</text:p>
          </table:table-cell>
          <table:table-cell table:formula="of:=MOD(MOD(([.A23]-[.A$26])/29.53*360+180;360)+360;360)" office:value-type="float" office:value="143.427023366068" calcext:value-type="float">
            <text:p>143</text:p>
          </table:table-cell>
          <table:table-cell table:formula="of:=IF([.C23]&gt;180;[.C23]-360;[.C23])" office:value-type="float" office:value="143.427023366068" calcext:value-type="float">
            <text:p>143</text:p>
          </table:table-cell>
        </table:table-row>
        <table:table-row table:style-name="ro1">
          <table:table-cell table:formula="of:=[.A23]+1" office:value-type="date" office:date-value="2019-09-11" calcext:value-type="date">
            <text:p>09/11/19</text:p>
          </table:table-cell>
          <table:table-cell table:formula="of:=MOD(MOD(([.A24]-[.A$26])/29.53*8 + 4;8)+8;8)" office:value-type="float" office:value="3.45817812394175" calcext:value-type="float">
            <text:p>3.5</text:p>
          </table:table-cell>
          <table:table-cell table:formula="of:=MOD(MOD(([.A24]-[.A$26])/29.53*360+180;360)+360;360)" office:value-type="float" office:value="155.618015577379" calcext:value-type="float">
            <text:p>156</text:p>
          </table:table-cell>
          <table:table-cell table:formula="of:=IF([.C24]&gt;180;[.C24]-360;[.C24])" office:value-type="float" office:value="155.618015577379" calcext:value-type="float">
            <text:p>156</text:p>
          </table:table-cell>
        </table:table-row>
        <table:table-row table:style-name="ro1">
          <table:table-cell table:formula="of:=[.A24]+1" office:value-type="date" office:date-value="2019-09-12" calcext:value-type="date">
            <text:p>09/12/19</text:p>
          </table:table-cell>
          <table:table-cell table:formula="of:=MOD(MOD(([.A25]-[.A$26])/29.53*8 + 4;8)+8;8)" office:value-type="float" office:value="3.72908906197088" calcext:value-type="float">
            <text:p>3.7</text:p>
          </table:table-cell>
          <table:table-cell table:formula="of:=MOD(MOD(([.A25]-[.A$26])/29.53*360+180;360)+360;360)" office:value-type="float" office:value="167.809007788689" calcext:value-type="float">
            <text:p>168</text:p>
          </table:table-cell>
          <table:table-cell table:formula="of:=IF([.C25]&gt;180;[.C25]-360;[.C25])" office:value-type="float" office:value="167.809007788689" calcext:value-type="float">
            <text:p>168</text:p>
          </table:table-cell>
        </table:table-row>
        <table:table-row table:style-name="ro1">
          <table:table-cell table:formula="of:=[.A25]+1" office:value-type="date" office:date-value="2019-09-13" calcext:value-type="date">
            <text:p>09/13/19</text:p>
          </table:table-cell>
          <table:table-cell table:formula="of:=MOD(MOD(([.A26]-[.A$26])/29.53*8 + 4;8)+8;8)" office:value-type="float" office:value="4" calcext:value-type="float">
            <text:p>4.0</text:p>
          </table:table-cell>
          <table:table-cell table:formula="of:=MOD(MOD(([.A26]-[.A$26])/29.53*360+180;360)+360;360)" office:value-type="float" office:value="180" calcext:value-type="float">
            <text:p>180</text:p>
          </table:table-cell>
          <table:table-cell table:formula="of:=IF([.C26]&gt;180;[.C26]-360;[.C26])" office:value-type="float" office:value="180" calcext:value-type="float">
            <text:p>180</text:p>
          </table:table-cell>
        </table:table-row>
        <table:table-row table:style-name="ro1">
          <table:table-cell table:formula="of:=[.A26]+1" office:value-type="date" office:date-value="2019-09-14" calcext:value-type="date">
            <text:p>09/14/19</text:p>
          </table:table-cell>
          <table:table-cell table:formula="of:=MOD(MOD(([.A27]-[.A$26])/29.53*8 + 4;8)+8;8)" office:value-type="float" office:value="4.27091093802912" calcext:value-type="float">
            <text:p>4.3</text:p>
          </table:table-cell>
          <table:table-cell table:formula="of:=MOD(MOD(([.A27]-[.A$26])/29.53*360+180;360)+360;360)" office:value-type="float" office:value="192.190992211311" calcext:value-type="float">
            <text:p>192</text:p>
          </table:table-cell>
          <table:table-cell table:formula="of:=IF([.C27]&gt;180;[.C27]-360;[.C27])" office:value-type="float" office:value="-167.809007788689" calcext:value-type="float">
            <text:p>-168</text:p>
          </table:table-cell>
        </table:table-row>
        <table:table-row table:style-name="ro1">
          <table:table-cell table:formula="of:=[.A27]+1" office:value-type="date" office:date-value="2019-09-15" calcext:value-type="date">
            <text:p>09/15/19</text:p>
          </table:table-cell>
          <table:table-cell table:formula="of:=MOD(MOD(([.A28]-[.A$26])/29.53*8 + 4;8)+8;8)" office:value-type="float" office:value="4.54182187605825" calcext:value-type="float">
            <text:p>4.5</text:p>
          </table:table-cell>
          <table:table-cell table:formula="of:=MOD(MOD(([.A28]-[.A$26])/29.53*360+180;360)+360;360)" office:value-type="float" office:value="204.381984422621" calcext:value-type="float">
            <text:p>204</text:p>
          </table:table-cell>
          <table:table-cell table:formula="of:=IF([.C28]&gt;180;[.C28]-360;[.C28])" office:value-type="float" office:value="-155.618015577379" calcext:value-type="float">
            <text:p>-156</text:p>
          </table:table-cell>
        </table:table-row>
        <table:table-row table:style-name="ro1">
          <table:table-cell table:formula="of:=[.A28]+1" office:value-type="date" office:date-value="2019-09-16" calcext:value-type="date">
            <text:p>09/16/19</text:p>
          </table:table-cell>
          <table:table-cell table:formula="of:=MOD(MOD(([.A29]-[.A$26])/29.53*8 + 4;8)+8;8)" office:value-type="float" office:value="4.81273281408737" calcext:value-type="float">
            <text:p>4.8</text:p>
          </table:table-cell>
          <table:table-cell table:formula="of:=MOD(MOD(([.A29]-[.A$26])/29.53*360+180;360)+360;360)" office:value-type="float" office:value="216.572976633932" calcext:value-type="float">
            <text:p>217</text:p>
          </table:table-cell>
          <table:table-cell table:formula="of:=IF([.C29]&gt;180;[.C29]-360;[.C29])" office:value-type="float" office:value="-143.427023366068" calcext:value-type="float">
            <text:p>-143</text:p>
          </table:table-cell>
        </table:table-row>
        <table:table-row table:style-name="ro1">
          <table:table-cell table:formula="of:=[.A29]+1" office:value-type="date" office:date-value="2019-09-17" calcext:value-type="date">
            <text:p>09/17/19</text:p>
          </table:table-cell>
          <table:table-cell table:formula="of:=MOD(MOD(([.A30]-[.A$26])/29.53*8 + 4;8)+8;8)" office:value-type="float" office:value="5.08364375211649" calcext:value-type="float">
            <text:p>5.1</text:p>
          </table:table-cell>
          <table:table-cell table:formula="of:=MOD(MOD(([.A30]-[.A$26])/29.53*360+180;360)+360;360)" office:value-type="float" office:value="228.763968845242" calcext:value-type="float">
            <text:p>229</text:p>
          </table:table-cell>
          <table:table-cell table:formula="of:=IF([.C30]&gt;180;[.C30]-360;[.C30])" office:value-type="float" office:value="-131.236031154758" calcext:value-type="float">
            <text:p>-131</text:p>
          </table:table-cell>
        </table:table-row>
        <table:table-row table:style-name="ro1">
          <table:table-cell table:formula="of:=[.A30]+1" office:value-type="date" office:date-value="2019-09-18" calcext:value-type="date">
            <text:p>09/18/19</text:p>
          </table:table-cell>
          <table:table-cell table:formula="of:=MOD(MOD(([.A31]-[.A$26])/29.53*8 + 4;8)+8;8)" office:value-type="float" office:value="5.35455469014562" calcext:value-type="float">
            <text:p>5.4</text:p>
          </table:table-cell>
          <table:table-cell table:formula="of:=MOD(MOD(([.A31]-[.A$26])/29.53*360+180;360)+360;360)" office:value-type="float" office:value="240.954961056553" calcext:value-type="float">
            <text:p>241</text:p>
          </table:table-cell>
          <table:table-cell table:formula="of:=IF([.C31]&gt;180;[.C31]-360;[.C31])" office:value-type="float" office:value="-119.045038943447" calcext:value-type="float">
            <text:p>-119</text:p>
          </table:table-cell>
        </table:table-row>
        <table:table-row table:style-name="ro1">
          <table:table-cell table:formula="of:=[.A31]+1" office:value-type="date" office:date-value="2019-09-19" calcext:value-type="date">
            <text:p>09/19/19</text:p>
          </table:table-cell>
          <table:table-cell table:formula="of:=MOD(MOD(([.A32]-[.A$26])/29.53*8 + 4;8)+8;8)" office:value-type="float" office:value="5.62546562817474" calcext:value-type="float">
            <text:p>5.6</text:p>
          </table:table-cell>
          <table:table-cell table:formula="of:=MOD(MOD(([.A32]-[.A$26])/29.53*360+180;360)+360;360)" office:value-type="float" office:value="253.145953267863" calcext:value-type="float">
            <text:p>253</text:p>
          </table:table-cell>
          <table:table-cell table:formula="of:=IF([.C32]&gt;180;[.C32]-360;[.C32])" office:value-type="float" office:value="-106.854046732137" calcext:value-type="float">
            <text:p>-107</text:p>
          </table:table-cell>
        </table:table-row>
        <table:table-row table:style-name="ro1">
          <table:table-cell table:formula="of:=[.A32]+1" office:value-type="date" office:date-value="2019-09-20" calcext:value-type="date">
            <text:p>09/20/19</text:p>
          </table:table-cell>
          <table:table-cell table:formula="of:=MOD(MOD(([.A33]-[.A$26])/29.53*8 + 4;8)+8;8)" office:value-type="float" office:value="5.89637656620386" calcext:value-type="float">
            <text:p>5.9</text:p>
          </table:table-cell>
          <table:table-cell table:formula="of:=MOD(MOD(([.A33]-[.A$26])/29.53*360+180;360)+360;360)" office:value-type="float" office:value="265.336945479174" calcext:value-type="float">
            <text:p>265</text:p>
          </table:table-cell>
          <table:table-cell table:formula="of:=IF([.C33]&gt;180;[.C33]-360;[.C33])" office:value-type="float" office:value="-94.6630545208263" calcext:value-type="float">
            <text:p>-95</text:p>
          </table:table-cell>
        </table:table-row>
        <table:table-row table:style-name="ro1">
          <table:table-cell table:formula="of:=[.A33]+1" office:value-type="date" office:date-value="2019-09-21" calcext:value-type="date">
            <text:p>09/21/19</text:p>
          </table:table-cell>
          <table:table-cell table:formula="of:=MOD(MOD(([.A34]-[.A$26])/29.53*8 + 4;8)+8;8)" office:value-type="float" office:value="6.16728750423298" calcext:value-type="float">
            <text:p>6.2</text:p>
          </table:table-cell>
          <table:table-cell table:formula="of:=MOD(MOD(([.A34]-[.A$26])/29.53*360+180;360)+360;360)" office:value-type="float" office:value="277.527937690484" calcext:value-type="float">
            <text:p>278</text:p>
          </table:table-cell>
          <table:table-cell table:formula="of:=IF([.C34]&gt;180;[.C34]-360;[.C34])" office:value-type="float" office:value="-82.4720623095158" calcext:value-type="float">
            <text:p>-82</text:p>
          </table:table-cell>
        </table:table-row>
        <table:table-row table:style-name="ro1">
          <table:table-cell table:formula="of:=[.A34]+1" office:value-type="date" office:date-value="2019-09-22" calcext:value-type="date">
            <text:p>09/22/19</text:p>
          </table:table-cell>
          <table:table-cell table:formula="of:=MOD(MOD(([.A35]-[.A$26])/29.53*8 + 4;8)+8;8)" office:value-type="float" office:value="6.43819844226211" calcext:value-type="float">
            <text:p>6.4</text:p>
          </table:table-cell>
          <table:table-cell table:formula="of:=MOD(MOD(([.A35]-[.A$26])/29.53*360+180;360)+360;360)" office:value-type="float" office:value="289.718929901795" calcext:value-type="float">
            <text:p>290</text:p>
          </table:table-cell>
          <table:table-cell table:formula="of:=IF([.C35]&gt;180;[.C35]-360;[.C35])" office:value-type="float" office:value="-70.2810700982052" calcext:value-type="float">
            <text:p>-70</text:p>
          </table:table-cell>
        </table:table-row>
        <table:table-row table:style-name="ro1">
          <table:table-cell table:formula="of:=[.A35]+1" office:value-type="date" office:date-value="2019-09-23" calcext:value-type="date">
            <text:p>09/23/19</text:p>
          </table:table-cell>
          <table:table-cell table:formula="of:=MOD(MOD(([.A36]-[.A$26])/29.53*8 + 4;8)+8;8)" office:value-type="float" office:value="6.70910938029123" calcext:value-type="float">
            <text:p>6.7</text:p>
          </table:table-cell>
          <table:table-cell table:formula="of:=MOD(MOD(([.A36]-[.A$26])/29.53*360+180;360)+360;360)" office:value-type="float" office:value="301.909922113105" calcext:value-type="float">
            <text:p>302</text:p>
          </table:table-cell>
          <table:table-cell table:formula="of:=IF([.C36]&gt;180;[.C36]-360;[.C36])" office:value-type="float" office:value="-58.0900778868947" calcext:value-type="float">
            <text:p>-58</text:p>
          </table:table-cell>
        </table:table-row>
        <table:table-row table:style-name="ro1">
          <table:table-cell table:formula="of:=[.A36]+1" office:value-type="date" office:date-value="2019-09-24" calcext:value-type="date">
            <text:p>09/24/19</text:p>
          </table:table-cell>
          <table:table-cell table:formula="of:=MOD(MOD(([.A37]-[.A$26])/29.53*8 + 4;8)+8;8)" office:value-type="float" office:value="6.98002031832035" calcext:value-type="float">
            <text:p>7.0</text:p>
          </table:table-cell>
          <table:table-cell table:formula="of:=MOD(MOD(([.A37]-[.A$26])/29.53*360+180;360)+360;360)" office:value-type="float" office:value="314.100914324416" calcext:value-type="float">
            <text:p>314</text:p>
          </table:table-cell>
          <table:table-cell table:formula="of:=IF([.C37]&gt;180;[.C37]-360;[.C37])" office:value-type="float" office:value="-45.8990856755842" calcext:value-type="float">
            <text:p>-46</text:p>
          </table:table-cell>
        </table:table-row>
        <table:table-row table:style-name="ro1">
          <table:table-cell table:formula="of:=[.A37]+1" office:value-type="date" office:date-value="2019-09-25" calcext:value-type="date">
            <text:p>09/25/19</text:p>
          </table:table-cell>
          <table:table-cell table:formula="of:=MOD(MOD(([.A38]-[.A$26])/29.53*8 + 4;8)+8;8)" office:value-type="float" office:value="7.25093125634947" calcext:value-type="float">
            <text:p>7.3</text:p>
          </table:table-cell>
          <table:table-cell table:formula="of:=MOD(MOD(([.A38]-[.A$26])/29.53*360+180;360)+360;360)" office:value-type="float" office:value="326.291906535726" calcext:value-type="float">
            <text:p>326</text:p>
          </table:table-cell>
          <table:table-cell table:formula="of:=IF([.C38]&gt;180;[.C38]-360;[.C38])" office:value-type="float" office:value="-33.7080934642736" calcext:value-type="float">
            <text:p>-34</text:p>
          </table:table-cell>
        </table:table-row>
        <table:table-row table:style-name="ro1">
          <table:table-cell table:formula="of:=[.A38]+1" office:value-type="date" office:date-value="2019-09-26" calcext:value-type="date">
            <text:p>09/26/19</text:p>
          </table:table-cell>
          <table:table-cell table:formula="of:=MOD(MOD(([.A39]-[.A$26])/29.53*8 + 4;8)+8;8)" office:value-type="float" office:value="7.5218421943786" calcext:value-type="float">
            <text:p>7.5</text:p>
          </table:table-cell>
          <table:table-cell table:formula="of:=MOD(MOD(([.A39]-[.A$26])/29.53*360+180;360)+360;360)" office:value-type="float" office:value="338.482898747037" calcext:value-type="float">
            <text:p>338</text:p>
          </table:table-cell>
          <table:table-cell table:formula="of:=IF([.C39]&gt;180;[.C39]-360;[.C39])" office:value-type="float" office:value="-21.5171012529631" calcext:value-type="float">
            <text:p>-22</text:p>
          </table:table-cell>
        </table:table-row>
        <table:table-row table:style-name="ro1">
          <table:table-cell table:formula="of:=[.A39]+1" office:value-type="date" office:date-value="2019-09-27" calcext:value-type="date">
            <text:p>09/27/19</text:p>
          </table:table-cell>
          <table:table-cell table:formula="of:=MOD(MOD(([.A40]-[.A$26])/29.53*8 + 4;8)+8;8)" office:value-type="float" office:value="7.79275313240772" calcext:value-type="float">
            <text:p>7.8</text:p>
          </table:table-cell>
          <table:table-cell table:formula="of:=MOD(MOD(([.A40]-[.A$26])/29.53*360+180;360)+360;360)" office:value-type="float" office:value="350.673890958347" calcext:value-type="float">
            <text:p>351</text:p>
          </table:table-cell>
          <table:table-cell table:formula="of:=IF([.C40]&gt;180;[.C40]-360;[.C40])" office:value-type="float" office:value="-9.32610904165256" calcext:value-type="float">
            <text:p>-9</text:p>
          </table:table-cell>
        </table:table-row>
        <table:table-row table:style-name="ro1">
          <table:table-cell table:formula="of:=[.A40]+1" office:value-type="date" office:date-value="2019-09-28" calcext:value-type="date">
            <text:p>09/28/19</text:p>
          </table:table-cell>
          <table:table-cell table:formula="of:=MOD(MOD(([.A41]-[.A$26])/29.53*8 + 4;8)+8;8)" office:value-type="float" office:value="0.0636640704368432" calcext:value-type="float">
            <text:p>0.1</text:p>
          </table:table-cell>
          <table:table-cell table:formula="of:=MOD(MOD(([.A41]-[.A$26])/29.53*360+180;360)+360;360)" office:value-type="float" office:value="2.86488316965801" calcext:value-type="float">
            <text:p>3</text:p>
          </table:table-cell>
          <table:table-cell table:formula="of:=IF([.C41]&gt;180;[.C41]-360;[.C41])" office:value-type="float" office:value="2.86488316965801" calcext:value-type="float">
            <text:p>3</text:p>
          </table:table-cell>
        </table:table-row>
        <table:table-row table:style-name="ro1">
          <table:table-cell table:formula="of:=[.A41]+1" office:value-type="date" office:date-value="2019-09-29" calcext:value-type="date">
            <text:p>09/29/19</text:p>
          </table:table-cell>
          <table:table-cell table:formula="of:=MOD(MOD(([.A42]-[.A$26])/29.53*8 + 4;8)+8;8)" office:value-type="float" office:value="0.334575008465967" calcext:value-type="float">
            <text:p>0.3</text:p>
          </table:table-cell>
          <table:table-cell table:formula="of:=MOD(MOD(([.A42]-[.A$26])/29.53*360+180;360)+360;360)" office:value-type="float" office:value="15.0558753809685" calcext:value-type="float">
            <text:p>15</text:p>
          </table:table-cell>
          <table:table-cell table:formula="of:=IF([.C42]&gt;180;[.C42]-360;[.C42])" office:value-type="float" office:value="15.0558753809685" calcext:value-type="float">
            <text:p>15</text:p>
          </table:table-cell>
        </table:table-row>
        <table:table-row table:style-name="ro1">
          <table:table-cell table:formula="of:=[.A42]+1" office:value-type="date" office:date-value="2019-09-30" calcext:value-type="date">
            <text:p>09/30/19</text:p>
          </table:table-cell>
          <table:table-cell table:formula="of:=MOD(MOD(([.A43]-[.A$26])/29.53*8 + 4;8)+8;8)" office:value-type="float" office:value="0.60548594649509" calcext:value-type="float">
            <text:p>0.6</text:p>
          </table:table-cell>
          <table:table-cell table:formula="of:=MOD(MOD(([.A43]-[.A$26])/29.53*360+180;360)+360;360)" office:value-type="float" office:value="27.246867592279" calcext:value-type="float">
            <text:p>27</text:p>
          </table:table-cell>
          <table:table-cell table:formula="of:=IF([.C43]&gt;180;[.C43]-360;[.C43])" office:value-type="float" office:value="27.246867592279" calcext:value-type="float">
            <text:p>27</text:p>
          </table:table-cell>
        </table:table-row>
        <table:table-row table:style-name="ro1">
          <table:table-cell table:formula="of:=[.A43]+1" office:value-type="date" office:date-value="2019-10-01" calcext:value-type="date">
            <text:p>10/01/19</text:p>
          </table:table-cell>
          <table:table-cell table:formula="of:=MOD(MOD(([.A44]-[.A$26])/29.53*8 + 4;8)+8;8)" office:value-type="float" office:value="0.876396884524212" calcext:value-type="float">
            <text:p>0.9</text:p>
          </table:table-cell>
          <table:table-cell table:formula="of:=MOD(MOD(([.A44]-[.A$26])/29.53*360+180;360)+360;360)" office:value-type="float" office:value="39.4378598035896" calcext:value-type="float">
            <text:p>39</text:p>
          </table:table-cell>
          <table:table-cell table:formula="of:=IF([.C44]&gt;180;[.C44]-360;[.C44])" office:value-type="float" office:value="39.4378598035896" calcext:value-type="float">
            <text:p>39</text:p>
          </table:table-cell>
        </table:table-row>
        <table:table-row table:style-name="ro1">
          <table:table-cell table:formula="of:=[.A44]+1" office:value-type="date" office:date-value="2019-10-02" calcext:value-type="date">
            <text:p>10/02/19</text:p>
          </table:table-cell>
          <table:table-cell table:formula="of:=MOD(MOD(([.A45]-[.A$26])/29.53*8 + 4;8)+8;8)" office:value-type="float" office:value="1.14730782255334" calcext:value-type="float">
            <text:p>1.1</text:p>
          </table:table-cell>
          <table:table-cell table:formula="of:=MOD(MOD(([.A45]-[.A$26])/29.53*360+180;360)+360;360)" office:value-type="float" office:value="51.6288520149001" calcext:value-type="float">
            <text:p>52</text:p>
          </table:table-cell>
          <table:table-cell table:formula="of:=IF([.C45]&gt;180;[.C45]-360;[.C45])" office:value-type="float" office:value="51.6288520149001" calcext:value-type="float">
            <text:p>52</text:p>
          </table:table-cell>
        </table:table-row>
        <table:table-row table:style-name="ro1">
          <table:table-cell table:formula="of:=[.A45]+1" office:value-type="date" office:date-value="2019-10-03" calcext:value-type="date">
            <text:p>10/03/19</text:p>
          </table:table-cell>
          <table:table-cell table:formula="of:=MOD(MOD(([.A46]-[.A$26])/29.53*8 + 4;8)+8;8)" office:value-type="float" office:value="1.41821876058246" calcext:value-type="float">
            <text:p>1.4</text:p>
          </table:table-cell>
          <table:table-cell table:formula="of:=MOD(MOD(([.A46]-[.A$26])/29.53*360+180;360)+360;360)" office:value-type="float" office:value="63.8198442262106" calcext:value-type="float">
            <text:p>64</text:p>
          </table:table-cell>
          <table:table-cell table:formula="of:=IF([.C46]&gt;180;[.C46]-360;[.C46])" office:value-type="float" office:value="63.8198442262106" calcext:value-type="float">
            <text:p>64</text:p>
          </table:table-cell>
        </table:table-row>
        <table:table-row table:style-name="ro1">
          <table:table-cell table:formula="of:=[.A46]+1" office:value-type="date" office:date-value="2019-10-04" calcext:value-type="date">
            <text:p>10/04/19</text:p>
          </table:table-cell>
          <table:table-cell table:formula="of:=MOD(MOD(([.A47]-[.A$26])/29.53*8 + 4;8)+8;8)" office:value-type="float" office:value="1.68912969861158" calcext:value-type="float">
            <text:p>1.7</text:p>
          </table:table-cell>
          <table:table-cell table:formula="of:=MOD(MOD(([.A47]-[.A$26])/29.53*360+180;360)+360;360)" office:value-type="float" office:value="76.0108364375212" calcext:value-type="float">
            <text:p>76</text:p>
          </table:table-cell>
          <table:table-cell table:formula="of:=IF([.C47]&gt;180;[.C47]-360;[.C47])" office:value-type="float" office:value="76.0108364375212" calcext:value-type="float">
            <text:p>76</text:p>
          </table:table-cell>
        </table:table-row>
        <table:table-row table:style-name="ro1">
          <table:table-cell table:formula="of:=[.A47]+1" office:value-type="date" office:date-value="2019-10-05" calcext:value-type="date">
            <text:p>10/05/19</text:p>
          </table:table-cell>
          <table:table-cell table:formula="of:=MOD(MOD(([.A48]-[.A$26])/29.53*8 + 4;8)+8;8)" office:value-type="float" office:value="1.9600406366407" calcext:value-type="float">
            <text:p>2.0</text:p>
          </table:table-cell>
          <table:table-cell table:formula="of:=MOD(MOD(([.A48]-[.A$26])/29.53*360+180;360)+360;360)" office:value-type="float" office:value="88.2018286488317" calcext:value-type="float">
            <text:p>88</text:p>
          </table:table-cell>
          <table:table-cell table:formula="of:=IF([.C48]&gt;180;[.C48]-360;[.C48])" office:value-type="float" office:value="88.2018286488317" calcext:value-type="float">
            <text:p>88</text:p>
          </table:table-cell>
        </table:table-row>
        <table:table-row table:style-name="ro1">
          <table:table-cell table:formula="of:=[.A48]+1" office:value-type="date" office:date-value="2019-10-06" calcext:value-type="date">
            <text:p>10/06/19</text:p>
          </table:table-cell>
          <table:table-cell table:formula="of:=MOD(MOD(([.A49]-[.A$26])/29.53*8 + 4;8)+8;8)" office:value-type="float" office:value="2.23095157466983" calcext:value-type="float">
            <text:p>2.2</text:p>
          </table:table-cell>
          <table:table-cell table:formula="of:=MOD(MOD(([.A49]-[.A$26])/29.53*360+180;360)+360;360)" office:value-type="float" office:value="100.392820860142" calcext:value-type="float">
            <text:p>100</text:p>
          </table:table-cell>
          <table:table-cell table:formula="of:=IF([.C49]&gt;180;[.C49]-360;[.C49])" office:value-type="float" office:value="100.392820860142" calcext:value-type="float">
            <text:p>100</text:p>
          </table:table-cell>
        </table:table-row>
        <table:table-row table:style-name="ro1">
          <table:table-cell table:formula="of:=[.A49]+1" office:value-type="date" office:date-value="2019-10-07" calcext:value-type="date">
            <text:p>10/07/19</text:p>
          </table:table-cell>
          <table:table-cell table:formula="of:=MOD(MOD(([.A50]-[.A$26])/29.53*8 + 4;8)+8;8)" office:value-type="float" office:value="2.50186251269895" calcext:value-type="float">
            <text:p>2.5</text:p>
          </table:table-cell>
          <table:table-cell table:formula="of:=MOD(MOD(([.A50]-[.A$26])/29.53*360+180;360)+360;360)" office:value-type="float" office:value="112.583813071453" calcext:value-type="float">
            <text:p>113</text:p>
          </table:table-cell>
          <table:table-cell table:formula="of:=IF([.C50]&gt;180;[.C50]-360;[.C50])" office:value-type="float" office:value="112.583813071453" calcext:value-type="float">
            <text:p>113</text:p>
          </table:table-cell>
        </table:table-row>
        <table:table-row table:style-name="ro1">
          <table:table-cell table:formula="of:=[.A50]+1" office:value-type="date" office:date-value="2019-10-08" calcext:value-type="date">
            <text:p>10/08/19</text:p>
          </table:table-cell>
          <table:table-cell table:formula="of:=MOD(MOD(([.A51]-[.A$26])/29.53*8 + 4;8)+8;8)" office:value-type="float" office:value="2.77277345072807" calcext:value-type="float">
            <text:p>2.8</text:p>
          </table:table-cell>
          <table:table-cell table:formula="of:=MOD(MOD(([.A51]-[.A$26])/29.53*360+180;360)+360;360)" office:value-type="float" office:value="124.774805282763" calcext:value-type="float">
            <text:p>125</text:p>
          </table:table-cell>
          <table:table-cell table:formula="of:=IF([.C51]&gt;180;[.C51]-360;[.C51])" office:value-type="float" office:value="124.774805282763" calcext:value-type="float">
            <text:p>125</text:p>
          </table:table-cell>
        </table:table-row>
        <table:table-row table:style-name="ro1">
          <table:table-cell table:formula="of:=[.A51]+1" office:value-type="date" office:date-value="2019-10-09" calcext:value-type="date">
            <text:p>10/09/19</text:p>
          </table:table-cell>
          <table:table-cell table:formula="of:=MOD(MOD(([.A52]-[.A$26])/29.53*8 + 4;8)+8;8)" office:value-type="float" office:value="3.0436843887572" calcext:value-type="float">
            <text:p>3.0</text:p>
          </table:table-cell>
          <table:table-cell table:formula="of:=MOD(MOD(([.A52]-[.A$26])/29.53*360+180;360)+360;360)" office:value-type="float" office:value="136.965797494074" calcext:value-type="float">
            <text:p>137</text:p>
          </table:table-cell>
          <table:table-cell table:formula="of:=IF([.C52]&gt;180;[.C52]-360;[.C52])" office:value-type="float" office:value="136.965797494074" calcext:value-type="float">
            <text:p>137</text:p>
          </table:table-cell>
        </table:table-row>
        <table:table-row table:style-name="ro1">
          <table:table-cell table:formula="of:=[.A52]+1" office:value-type="date" office:date-value="2019-10-10" calcext:value-type="date">
            <text:p>10/10/19</text:p>
          </table:table-cell>
          <table:table-cell table:formula="of:=MOD(MOD(([.A53]-[.A$26])/29.53*8 + 4;8)+8;8)" office:value-type="float" office:value="3.31459532678632" calcext:value-type="float">
            <text:p>3.3</text:p>
          </table:table-cell>
          <table:table-cell table:formula="of:=MOD(MOD(([.A53]-[.A$26])/29.53*360+180;360)+360;360)" office:value-type="float" office:value="149.156789705384" calcext:value-type="float">
            <text:p>149</text:p>
          </table:table-cell>
          <table:table-cell table:formula="of:=IF([.C53]&gt;180;[.C53]-360;[.C53])" office:value-type="float" office:value="149.156789705384" calcext:value-type="float">
            <text:p>149</text:p>
          </table:table-cell>
        </table:table-row>
        <table:table-row table:style-name="ro1">
          <table:table-cell table:formula="of:=[.A53]+1" office:value-type="date" office:date-value="2019-10-11" calcext:value-type="date">
            <text:p>10/11/19</text:p>
          </table:table-cell>
          <table:table-cell table:formula="of:=MOD(MOD(([.A54]-[.A$26])/29.53*8 + 4;8)+8;8)" office:value-type="float" office:value="3.58550626481544" calcext:value-type="float">
            <text:p>3.6</text:p>
          </table:table-cell>
          <table:table-cell table:formula="of:=MOD(MOD(([.A54]-[.A$26])/29.53*360+180;360)+360;360)" office:value-type="float" office:value="161.347781916695" calcext:value-type="float">
            <text:p>161</text:p>
          </table:table-cell>
          <table:table-cell table:formula="of:=IF([.C54]&gt;180;[.C54]-360;[.C54])" office:value-type="float" office:value="161.347781916695" calcext:value-type="float">
            <text:p>161</text:p>
          </table:table-cell>
        </table:table-row>
        <table:table-row table:style-name="ro1">
          <table:table-cell table:formula="of:=[.A54]+1" office:value-type="date" office:date-value="2019-10-12" calcext:value-type="date">
            <text:p>10/12/19</text:p>
          </table:table-cell>
          <table:table-cell table:formula="of:=MOD(MOD(([.A55]-[.A$26])/29.53*8 + 4;8)+8;8)" office:value-type="float" office:value="3.85641720284456" calcext:value-type="float">
            <text:p>3.9</text:p>
          </table:table-cell>
          <table:table-cell table:formula="of:=MOD(MOD(([.A55]-[.A$26])/29.53*360+180;360)+360;360)" office:value-type="float" office:value="173.538774128005" calcext:value-type="float">
            <text:p>174</text:p>
          </table:table-cell>
          <table:table-cell table:formula="of:=IF([.C55]&gt;180;[.C55]-360;[.C55])" office:value-type="float" office:value="173.538774128005" calcext:value-type="float">
            <text:p>174</text:p>
          </table:table-cell>
        </table:table-row>
        <table:table-row table:style-name="ro1">
          <table:table-cell table:formula="of:=[.A55]+1" office:value-type="date" office:date-value="2019-10-13" calcext:value-type="date">
            <text:p>10/13/19</text:p>
          </table:table-cell>
          <table:table-cell table:formula="of:=MOD(MOD(([.A56]-[.A$26])/29.53*8 + 4;8)+8;8)" office:value-type="float" office:value="4.12732814087369" calcext:value-type="float">
            <text:p>4.1</text:p>
          </table:table-cell>
          <table:table-cell table:formula="of:=MOD(MOD(([.A56]-[.A$26])/29.53*360+180;360)+360;360)" office:value-type="float" office:value="185.729766339316" calcext:value-type="float">
            <text:p>186</text:p>
          </table:table-cell>
          <table:table-cell table:formula="of:=IF([.C56]&gt;180;[.C56]-360;[.C56])" office:value-type="float" office:value="-174.270233660684" calcext:value-type="float">
            <text:p>-174</text:p>
          </table:table-cell>
        </table:table-row>
        <table:table-row table:style-name="ro1">
          <table:table-cell table:formula="of:=[.A56]+1" office:value-type="date" office:date-value="2019-10-14" calcext:value-type="date">
            <text:p>10/14/19</text:p>
          </table:table-cell>
          <table:table-cell table:formula="of:=MOD(MOD(([.A57]-[.A$26])/29.53*8 + 4;8)+8;8)" office:value-type="float" office:value="4.39823907890281" calcext:value-type="float">
            <text:p>4.4</text:p>
          </table:table-cell>
          <table:table-cell table:formula="of:=MOD(MOD(([.A57]-[.A$26])/29.53*360+180;360)+360;360)" office:value-type="float" office:value="197.920758550627" calcext:value-type="float">
            <text:p>198</text:p>
          </table:table-cell>
          <table:table-cell table:formula="of:=IF([.C57]&gt;180;[.C57]-360;[.C57])" office:value-type="float" office:value="-162.079241449374" calcext:value-type="float">
            <text:p>-162</text:p>
          </table:table-cell>
        </table:table-row>
        <table:table-row table:style-name="ro1">
          <table:table-cell table:formula="of:=[.A57]+1" office:value-type="date" office:date-value="2019-10-15" calcext:value-type="date">
            <text:p>10/15/19</text:p>
          </table:table-cell>
          <table:table-cell table:formula="of:=MOD(MOD(([.A58]-[.A$26])/29.53*8 + 4;8)+8;8)" office:value-type="float" office:value="4.66915001693193" calcext:value-type="float">
            <text:p>4.7</text:p>
          </table:table-cell>
          <table:table-cell table:formula="of:=MOD(MOD(([.A58]-[.A$26])/29.53*360+180;360)+360;360)" office:value-type="float" office:value="210.111750761937" calcext:value-type="float">
            <text:p>210</text:p>
          </table:table-cell>
          <table:table-cell table:formula="of:=IF([.C58]&gt;180;[.C58]-360;[.C58])" office:value-type="float" office:value="-149.888249238063" calcext:value-type="float">
            <text:p>-150</text:p>
          </table:table-cell>
        </table:table-row>
        <table:table-row table:style-name="ro1">
          <table:table-cell table:formula="of:=[.A58]+1" office:value-type="date" office:date-value="2019-10-16" calcext:value-type="date">
            <text:p>10/16/19</text:p>
          </table:table-cell>
          <table:table-cell table:formula="of:=MOD(MOD(([.A59]-[.A$26])/29.53*8 + 4;8)+8;8)" office:value-type="float" office:value="4.94006095496106" calcext:value-type="float">
            <text:p>4.9</text:p>
          </table:table-cell>
          <table:table-cell table:formula="of:=MOD(MOD(([.A59]-[.A$26])/29.53*360+180;360)+360;360)" office:value-type="float" office:value="222.302742973248" calcext:value-type="float">
            <text:p>222</text:p>
          </table:table-cell>
          <table:table-cell table:formula="of:=IF([.C59]&gt;180;[.C59]-360;[.C59])" office:value-type="float" office:value="-137.697257026752" calcext:value-type="float">
            <text:p>-138</text:p>
          </table:table-cell>
        </table:table-row>
        <table:table-row table:style-name="ro1">
          <table:table-cell table:formula="of:=[.A59]+1" office:value-type="date" office:date-value="2019-10-17" calcext:value-type="date">
            <text:p>10/17/19</text:p>
          </table:table-cell>
          <table:table-cell table:formula="of:=MOD(MOD(([.A60]-[.A$26])/29.53*8 + 4;8)+8;8)" office:value-type="float" office:value="5.21097189299018" calcext:value-type="float">
            <text:p>5.2</text:p>
          </table:table-cell>
          <table:table-cell table:formula="of:=MOD(MOD(([.A60]-[.A$26])/29.53*360+180;360)+360;360)" office:value-type="float" office:value="234.493735184558" calcext:value-type="float">
            <text:p>234</text:p>
          </table:table-cell>
          <table:table-cell table:formula="of:=IF([.C60]&gt;180;[.C60]-360;[.C60])" office:value-type="float" office:value="-125.506264815442" calcext:value-type="float">
            <text:p>-126</text:p>
          </table:table-cell>
        </table:table-row>
        <table:table-row table:style-name="ro1">
          <table:table-cell table:formula="of:=[.A60]+1" office:value-type="date" office:date-value="2019-10-18" calcext:value-type="date">
            <text:p>10/18/19</text:p>
          </table:table-cell>
          <table:table-cell table:formula="of:=MOD(MOD(([.A61]-[.A$26])/29.53*8 + 4;8)+8;8)" office:value-type="float" office:value="5.4818828310193" calcext:value-type="float">
            <text:p>5.5</text:p>
          </table:table-cell>
          <table:table-cell table:formula="of:=MOD(MOD(([.A61]-[.A$26])/29.53*360+180;360)+360;360)" office:value-type="float" office:value="246.684727395869" calcext:value-type="float">
            <text:p>247</text:p>
          </table:table-cell>
          <table:table-cell table:formula="of:=IF([.C61]&gt;180;[.C61]-360;[.C61])" office:value-type="float" office:value="-113.315272604131" calcext:value-type="float">
            <text:p>-113</text:p>
          </table:table-cell>
        </table:table-row>
        <table:table-row table:style-name="ro1">
          <table:table-cell table:formula="of:=[.A61]+1" office:value-type="date" office:date-value="2019-10-19" calcext:value-type="date">
            <text:p>10/19/19</text:p>
          </table:table-cell>
          <table:table-cell table:formula="of:=MOD(MOD(([.A62]-[.A$26])/29.53*8 + 4;8)+8;8)" office:value-type="float" office:value="5.75279376904843" calcext:value-type="float">
            <text:p>5.8</text:p>
          </table:table-cell>
          <table:table-cell table:formula="of:=MOD(MOD(([.A62]-[.A$26])/29.53*360+180;360)+360;360)" office:value-type="float" office:value="258.875719607179" calcext:value-type="float">
            <text:p>259</text:p>
          </table:table-cell>
          <table:table-cell table:formula="of:=IF([.C62]&gt;180;[.C62]-360;[.C62])" office:value-type="float" office:value="-101.124280392821" calcext:value-type="float">
            <text:p>-101</text:p>
          </table:table-cell>
        </table:table-row>
        <table:table-row table:style-name="ro1">
          <table:table-cell table:formula="of:=[.A62]+1" office:value-type="date" office:date-value="2019-10-20" calcext:value-type="date">
            <text:p>10/20/19</text:p>
          </table:table-cell>
          <table:table-cell table:formula="of:=MOD(MOD(([.A63]-[.A$26])/29.53*8 + 4;8)+8;8)" office:value-type="float" office:value="6.02370470707755" calcext:value-type="float">
            <text:p>6.0</text:p>
          </table:table-cell>
          <table:table-cell table:formula="of:=MOD(MOD(([.A63]-[.A$26])/29.53*360+180;360)+360;360)" office:value-type="float" office:value="271.06671181849" calcext:value-type="float">
            <text:p>271</text:p>
          </table:table-cell>
          <table:table-cell table:formula="of:=IF([.C63]&gt;180;[.C63]-360;[.C63])" office:value-type="float" office:value="-88.9332881815103" calcext:value-type="float">
            <text:p>-89</text:p>
          </table:table-cell>
        </table:table-row>
        <table:table-row table:style-name="ro1">
          <table:table-cell table:formula="of:=[.A63]+1" office:value-type="date" office:date-value="2019-10-21" calcext:value-type="date">
            <text:p>10/21/19</text:p>
          </table:table-cell>
          <table:table-cell table:formula="of:=MOD(MOD(([.A64]-[.A$26])/29.53*8 + 4;8)+8;8)" office:value-type="float" office:value="6.29461564510667" calcext:value-type="float">
            <text:p>6.3</text:p>
          </table:table-cell>
          <table:table-cell table:formula="of:=MOD(MOD(([.A64]-[.A$26])/29.53*360+180;360)+360;360)" office:value-type="float" office:value="283.2577040298" calcext:value-type="float">
            <text:p>283</text:p>
          </table:table-cell>
          <table:table-cell table:formula="of:=IF([.C64]&gt;180;[.C64]-360;[.C64])" office:value-type="float" office:value="-76.7422959701999" calcext:value-type="float">
            <text:p>-77</text:p>
          </table:table-cell>
        </table:table-row>
        <table:table-row table:style-name="ro1">
          <table:table-cell table:formula="of:=[.A64]+1" office:value-type="date" office:date-value="2019-10-22" calcext:value-type="date">
            <text:p>10/22/19</text:p>
          </table:table-cell>
          <table:table-cell table:formula="of:=MOD(MOD(([.A65]-[.A$26])/29.53*8 + 4;8)+8;8)" office:value-type="float" office:value="6.56552658313579" calcext:value-type="float">
            <text:p>6.6</text:p>
          </table:table-cell>
          <table:table-cell table:formula="of:=MOD(MOD(([.A65]-[.A$26])/29.53*360+180;360)+360;360)" office:value-type="float" office:value="295.448696241111" calcext:value-type="float">
            <text:p>295</text:p>
          </table:table-cell>
          <table:table-cell table:formula="of:=IF([.C65]&gt;180;[.C65]-360;[.C65])" office:value-type="float" office:value="-64.5513037588893" calcext:value-type="float">
            <text:p>-65</text:p>
          </table:table-cell>
        </table:table-row>
        <table:table-row table:style-name="ro1">
          <table:table-cell table:formula="of:=[.A65]+1" office:value-type="date" office:date-value="2019-10-23" calcext:value-type="date">
            <text:p>10/23/19</text:p>
          </table:table-cell>
          <table:table-cell table:formula="of:=MOD(MOD(([.A66]-[.A$26])/29.53*8 + 4;8)+8;8)" office:value-type="float" office:value="6.83643752116492" calcext:value-type="float">
            <text:p>6.8</text:p>
          </table:table-cell>
          <table:table-cell table:formula="of:=MOD(MOD(([.A66]-[.A$26])/29.53*360+180;360)+360;360)" office:value-type="float" office:value="307.639688452421" calcext:value-type="float">
            <text:p>308</text:p>
          </table:table-cell>
          <table:table-cell table:formula="of:=IF([.C66]&gt;180;[.C66]-360;[.C66])" office:value-type="float" office:value="-52.3603115475788" calcext:value-type="float">
            <text:p>-52</text:p>
          </table:table-cell>
        </table:table-row>
        <table:table-row table:style-name="ro1">
          <table:table-cell table:formula="of:=[.A66]+1" office:value-type="date" office:date-value="2019-10-24" calcext:value-type="date">
            <text:p>10/24/19</text:p>
          </table:table-cell>
          <table:table-cell table:formula="of:=MOD(MOD(([.A67]-[.A$26])/29.53*8 + 4;8)+8;8)" office:value-type="float" office:value="7.10734845919404" calcext:value-type="float">
            <text:p>7.1</text:p>
          </table:table-cell>
          <table:table-cell table:formula="of:=MOD(MOD(([.A67]-[.A$26])/29.53*360+180;360)+360;360)" office:value-type="float" office:value="319.830680663732" calcext:value-type="float">
            <text:p>320</text:p>
          </table:table-cell>
          <table:table-cell table:formula="of:=IF([.C67]&gt;180;[.C67]-360;[.C67])" office:value-type="float" office:value="-40.1693193362682" calcext:value-type="float">
            <text:p>-40</text:p>
          </table:table-cell>
        </table:table-row>
        <table:table-row table:style-name="ro1">
          <table:table-cell table:formula="of:=[.A67]+1" office:value-type="date" office:date-value="2019-10-25" calcext:value-type="date">
            <text:p>10/25/19</text:p>
          </table:table-cell>
          <table:table-cell table:formula="of:=MOD(MOD(([.A68]-[.A$26])/29.53*8 + 4;8)+8;8)" office:value-type="float" office:value="7.37825939722316" calcext:value-type="float">
            <text:p>7.4</text:p>
          </table:table-cell>
          <table:table-cell table:formula="of:=MOD(MOD(([.A68]-[.A$26])/29.53*360+180;360)+360;360)" office:value-type="float" office:value="332.021672875042" calcext:value-type="float">
            <text:p>332</text:p>
          </table:table-cell>
          <table:table-cell table:formula="of:=IF([.C68]&gt;180;[.C68]-360;[.C68])" office:value-type="float" office:value="-27.9783271249577" calcext:value-type="float">
            <text:p>-28</text:p>
          </table:table-cell>
        </table:table-row>
        <table:table-row table:style-name="ro1">
          <table:table-cell table:formula="of:=[.A68]+1" office:value-type="date" office:date-value="2019-10-26" calcext:value-type="date">
            <text:p>10/26/19</text:p>
          </table:table-cell>
          <table:table-cell table:formula="of:=MOD(MOD(([.A69]-[.A$26])/29.53*8 + 4;8)+8;8)" office:value-type="float" office:value="7.64917033525229" calcext:value-type="float">
            <text:p>7.6</text:p>
          </table:table-cell>
          <table:table-cell table:formula="of:=MOD(MOD(([.A69]-[.A$26])/29.53*360+180;360)+360;360)" office:value-type="float" office:value="344.212665086353" calcext:value-type="float">
            <text:p>344</text:p>
          </table:table-cell>
          <table:table-cell table:formula="of:=IF([.C69]&gt;180;[.C69]-360;[.C69])" office:value-type="float" office:value="-15.7873349136471" calcext:value-type="float">
            <text:p>-16</text:p>
          </table:table-cell>
        </table:table-row>
        <table:table-row table:style-name="ro1">
          <table:table-cell table:formula="of:=[.A69]+1" office:value-type="date" office:date-value="2019-10-27" calcext:value-type="date">
            <text:p>10/27/19</text:p>
          </table:table-cell>
          <table:table-cell table:formula="of:=MOD(MOD(([.A70]-[.A$26])/29.53*8 + 4;8)+8;8)" office:value-type="float" office:value="7.92008127328141" calcext:value-type="float">
            <text:p>7.9</text:p>
          </table:table-cell>
          <table:table-cell table:formula="of:=MOD(MOD(([.A70]-[.A$26])/29.53*360+180;360)+360;360)" office:value-type="float" office:value="356.403657297663" calcext:value-type="float">
            <text:p>356</text:p>
          </table:table-cell>
          <table:table-cell table:formula="of:=IF([.C70]&gt;180;[.C70]-360;[.C70])" office:value-type="float" office:value="-3.59634270233664" calcext:value-type="float">
            <text:p>-4</text:p>
          </table:table-cell>
        </table:table-row>
        <table:table-row table:style-name="ro1">
          <table:table-cell table:formula="of:=[.A70]+1" office:value-type="date" office:date-value="2019-10-28" calcext:value-type="date">
            <text:p>10/28/19</text:p>
          </table:table-cell>
          <table:table-cell table:formula="of:=MOD(MOD(([.A71]-[.A$26])/29.53*8 + 4;8)+8;8)" office:value-type="float" office:value="0.19099221131053" calcext:value-type="float">
            <text:p>0.2</text:p>
          </table:table-cell>
          <table:table-cell table:formula="of:=MOD(MOD(([.A71]-[.A$26])/29.53*360+180;360)+360;360)" office:value-type="float" office:value="8.59464950897393" calcext:value-type="float">
            <text:p>9</text:p>
          </table:table-cell>
          <table:table-cell table:formula="of:=IF([.C71]&gt;180;[.C71]-360;[.C71])" office:value-type="float" office:value="8.59464950897393" calcext:value-type="float">
            <text:p>9</text:p>
          </table:table-cell>
        </table:table-row>
        <table:table-row table:style-name="ro1">
          <table:table-cell table:formula="of:=[.A71]+1" office:value-type="date" office:date-value="2019-10-29" calcext:value-type="date">
            <text:p>10/29/19</text:p>
          </table:table-cell>
          <table:table-cell table:formula="of:=MOD(MOD(([.A72]-[.A$26])/29.53*8 + 4;8)+8;8)" office:value-type="float" office:value="0.461903149339655" calcext:value-type="float">
            <text:p>0.5</text:p>
          </table:table-cell>
          <table:table-cell table:formula="of:=MOD(MOD(([.A72]-[.A$26])/29.53*360+180;360)+360;360)" office:value-type="float" office:value="20.7856417202845" calcext:value-type="float">
            <text:p>21</text:p>
          </table:table-cell>
          <table:table-cell table:formula="of:=IF([.C72]&gt;180;[.C72]-360;[.C72])" office:value-type="float" office:value="20.7856417202845" calcext:value-type="float">
            <text:p>21</text:p>
          </table:table-cell>
        </table:table-row>
        <table:table-row table:style-name="ro1">
          <table:table-cell table:formula="of:=[.A72]+1" office:value-type="date" office:date-value="2019-10-30" calcext:value-type="date">
            <text:p>10/30/19</text:p>
          </table:table-cell>
          <table:table-cell table:formula="of:=MOD(MOD(([.A73]-[.A$26])/29.53*8 + 4;8)+8;8)" office:value-type="float" office:value="0.732814087368777" calcext:value-type="float">
            <text:p>0.7</text:p>
          </table:table-cell>
          <table:table-cell table:formula="of:=MOD(MOD(([.A73]-[.A$26])/29.53*360+180;360)+360;360)" office:value-type="float" office:value="32.976633931595" calcext:value-type="float">
            <text:p>33</text:p>
          </table:table-cell>
          <table:table-cell table:formula="of:=IF([.C73]&gt;180;[.C73]-360;[.C73])" office:value-type="float" office:value="32.976633931595" calcext:value-type="float">
            <text:p>33</text:p>
          </table:table-cell>
        </table:table-row>
        <table:table-row table:style-name="ro1">
          <table:table-cell table:formula="of:=[.A73]+1" office:value-type="date" office:date-value="2019-10-31" calcext:value-type="date">
            <text:p>10/31/19</text:p>
          </table:table-cell>
          <table:table-cell table:formula="of:=MOD(MOD(([.A74]-[.A$26])/29.53*8 + 4;8)+8;8)" office:value-type="float" office:value="1.0037250253979" calcext:value-type="float">
            <text:p>1.0</text:p>
          </table:table-cell>
          <table:table-cell table:formula="of:=MOD(MOD(([.A74]-[.A$26])/29.53*360+180;360)+360;360)" office:value-type="float" office:value="45.1676261429055" calcext:value-type="float">
            <text:p>45</text:p>
          </table:table-cell>
          <table:table-cell table:formula="of:=IF([.C74]&gt;180;[.C74]-360;[.C74])" office:value-type="float" office:value="45.1676261429055" calcext:value-type="float">
            <text:p>45</text:p>
          </table:table-cell>
        </table:table-row>
        <table:table-row table:style-name="ro1">
          <table:table-cell table:formula="of:=[.A74]+1" office:value-type="date" office:date-value="2019-11-01" calcext:value-type="date">
            <text:p>11/01/19</text:p>
          </table:table-cell>
          <table:table-cell table:formula="of:=MOD(MOD(([.A75]-[.A$26])/29.53*8 + 4;8)+8;8)" office:value-type="float" office:value="1.27463596342702" calcext:value-type="float">
            <text:p>1.3</text:p>
          </table:table-cell>
          <table:table-cell table:formula="of:=MOD(MOD(([.A75]-[.A$26])/29.53*360+180;360)+360;360)" office:value-type="float" office:value="57.3586183542161" calcext:value-type="float">
            <text:p>57</text:p>
          </table:table-cell>
          <table:table-cell table:formula="of:=IF([.C75]&gt;180;[.C75]-360;[.C75])" office:value-type="float" office:value="57.3586183542161" calcext:value-type="float">
            <text:p>57</text:p>
          </table:table-cell>
        </table:table-row>
        <table:table-row table:style-name="ro1">
          <table:table-cell table:formula="of:=[.A75]+1" office:value-type="date" office:date-value="2019-11-02" calcext:value-type="date">
            <text:p>11/02/19</text:p>
          </table:table-cell>
          <table:table-cell table:formula="of:=MOD(MOD(([.A76]-[.A$26])/29.53*8 + 4;8)+8;8)" office:value-type="float" office:value="1.54554690145615" calcext:value-type="float">
            <text:p>1.5</text:p>
          </table:table-cell>
          <table:table-cell table:formula="of:=MOD(MOD(([.A76]-[.A$26])/29.53*360+180;360)+360;360)" office:value-type="float" office:value="69.5496105655266" calcext:value-type="float">
            <text:p>70</text:p>
          </table:table-cell>
          <table:table-cell table:formula="of:=IF([.C76]&gt;180;[.C76]-360;[.C76])" office:value-type="float" office:value="69.5496105655266" calcext:value-type="float">
            <text:p>70</text:p>
          </table:table-cell>
        </table:table-row>
        <table:table-row table:style-name="ro1">
          <table:table-cell table:formula="of:=[.A76]+1" office:value-type="date" office:date-value="2019-11-03" calcext:value-type="date">
            <text:p>11/03/19</text:p>
          </table:table-cell>
          <table:table-cell table:formula="of:=MOD(MOD(([.A77]-[.A$26])/29.53*8 + 4;8)+8;8)" office:value-type="float" office:value="1.81645783948527" calcext:value-type="float">
            <text:p>1.8</text:p>
          </table:table-cell>
          <table:table-cell table:formula="of:=MOD(MOD(([.A77]-[.A$26])/29.53*360+180;360)+360;360)" office:value-type="float" office:value="81.7406027768371" calcext:value-type="float">
            <text:p>82</text:p>
          </table:table-cell>
          <table:table-cell table:formula="of:=IF([.C77]&gt;180;[.C77]-360;[.C77])" office:value-type="float" office:value="81.7406027768371" calcext:value-type="float">
            <text:p>82</text:p>
          </table:table-cell>
        </table:table-row>
        <table:table-row table:style-name="ro1">
          <table:table-cell table:formula="of:=[.A77]+1" office:value-type="date" office:date-value="2019-11-04" calcext:value-type="date">
            <text:p>11/04/19</text:p>
          </table:table-cell>
          <table:table-cell table:formula="of:=MOD(MOD(([.A78]-[.A$26])/29.53*8 + 4;8)+8;8)" office:value-type="float" office:value="2.08736877751439" calcext:value-type="float">
            <text:p>2.1</text:p>
          </table:table-cell>
          <table:table-cell table:formula="of:=MOD(MOD(([.A78]-[.A$26])/29.53*360+180;360)+360;360)" office:value-type="float" office:value="93.9315949881476" calcext:value-type="float">
            <text:p>94</text:p>
          </table:table-cell>
          <table:table-cell table:formula="of:=IF([.C78]&gt;180;[.C78]-360;[.C78])" office:value-type="float" office:value="93.9315949881476" calcext:value-type="float">
            <text:p>94</text:p>
          </table:table-cell>
        </table:table-row>
        <table:table-row table:style-name="ro1">
          <table:table-cell table:formula="of:=[.A78]+1" office:value-type="date" office:date-value="2019-11-05" calcext:value-type="date">
            <text:p>11/05/19</text:p>
          </table:table-cell>
          <table:table-cell table:formula="of:=MOD(MOD(([.A79]-[.A$26])/29.53*8 + 4;8)+8;8)" office:value-type="float" office:value="2.35827971554351" calcext:value-type="float">
            <text:p>2.4</text:p>
          </table:table-cell>
          <table:table-cell table:formula="of:=MOD(MOD(([.A79]-[.A$26])/29.53*360+180;360)+360;360)" office:value-type="float" office:value="106.122587199458" calcext:value-type="float">
            <text:p>106</text:p>
          </table:table-cell>
          <table:table-cell table:formula="of:=IF([.C79]&gt;180;[.C79]-360;[.C79])" office:value-type="float" office:value="106.122587199458" calcext:value-type="float">
            <text:p>106</text:p>
          </table:table-cell>
        </table:table-row>
        <table:table-row table:style-name="ro1">
          <table:table-cell table:formula="of:=[.A79]+1" office:value-type="date" office:date-value="2019-11-06" calcext:value-type="date">
            <text:p>11/06/19</text:p>
          </table:table-cell>
          <table:table-cell table:formula="of:=MOD(MOD(([.A80]-[.A$26])/29.53*8 + 4;8)+8;8)" office:value-type="float" office:value="2.62919065357264" calcext:value-type="float">
            <text:p>2.6</text:p>
          </table:table-cell>
          <table:table-cell table:formula="of:=MOD(MOD(([.A80]-[.A$26])/29.53*360+180;360)+360;360)" office:value-type="float" office:value="118.313579410769" calcext:value-type="float">
            <text:p>118</text:p>
          </table:table-cell>
          <table:table-cell table:formula="of:=IF([.C80]&gt;180;[.C80]-360;[.C80])" office:value-type="float" office:value="118.313579410769" calcext:value-type="float">
            <text:p>118</text:p>
          </table:table-cell>
        </table:table-row>
        <table:table-row table:style-name="ro1">
          <table:table-cell table:formula="of:=[.A80]+1" office:value-type="date" office:date-value="2019-11-07" calcext:value-type="date">
            <text:p>11/07/19</text:p>
          </table:table-cell>
          <table:table-cell table:formula="of:=MOD(MOD(([.A81]-[.A$26])/29.53*8 + 4;8)+8;8)" office:value-type="float" office:value="2.90010159160176" calcext:value-type="float">
            <text:p>2.9</text:p>
          </table:table-cell>
          <table:table-cell table:formula="of:=MOD(MOD(([.A81]-[.A$26])/29.53*360+180;360)+360;360)" office:value-type="float" office:value="130.504571622079" calcext:value-type="float">
            <text:p>131</text:p>
          </table:table-cell>
          <table:table-cell table:formula="of:=IF([.C81]&gt;180;[.C81]-360;[.C81])" office:value-type="float" office:value="130.504571622079" calcext:value-type="float">
            <text:p>131</text:p>
          </table:table-cell>
        </table:table-row>
        <table:table-row table:style-name="ro1">
          <table:table-cell table:formula="of:=[.A81]+1" office:value-type="date" office:date-value="2019-11-08" calcext:value-type="date">
            <text:p>11/08/19</text:p>
          </table:table-cell>
          <table:table-cell table:formula="of:=MOD(MOD(([.A82]-[.A$26])/29.53*8 + 4;8)+8;8)" office:value-type="float" office:value="3.17101252963088" calcext:value-type="float">
            <text:p>3.2</text:p>
          </table:table-cell>
          <table:table-cell table:formula="of:=MOD(MOD(([.A82]-[.A$26])/29.53*360+180;360)+360;360)" office:value-type="float" office:value="142.69556383339" calcext:value-type="float">
            <text:p>143</text:p>
          </table:table-cell>
          <table:table-cell table:formula="of:=IF([.C82]&gt;180;[.C82]-360;[.C82])" office:value-type="float" office:value="142.69556383339" calcext:value-type="float">
            <text:p>143</text:p>
          </table:table-cell>
        </table:table-row>
        <table:table-row table:style-name="ro1">
          <table:table-cell table:formula="of:=[.A82]+1" office:value-type="date" office:date-value="2019-11-09" calcext:value-type="date">
            <text:p>11/09/19</text:p>
          </table:table-cell>
          <table:table-cell table:formula="of:=MOD(MOD(([.A83]-[.A$26])/29.53*8 + 4;8)+8;8)" office:value-type="float" office:value="3.44192346766" calcext:value-type="float">
            <text:p>3.4</text:p>
          </table:table-cell>
          <table:table-cell table:formula="of:=MOD(MOD(([.A83]-[.A$26])/29.53*360+180;360)+360;360)" office:value-type="float" office:value="154.8865560447" calcext:value-type="float">
            <text:p>155</text:p>
          </table:table-cell>
          <table:table-cell table:formula="of:=IF([.C83]&gt;180;[.C83]-360;[.C83])" office:value-type="float" office:value="154.8865560447" calcext:value-type="float">
            <text:p>155</text:p>
          </table:table-cell>
        </table:table-row>
        <table:table-row table:style-name="ro1">
          <table:table-cell table:formula="of:=[.A83]+1" office:value-type="date" office:date-value="2019-11-10" calcext:value-type="date">
            <text:p>11/10/19</text:p>
          </table:table-cell>
          <table:table-cell table:formula="of:=MOD(MOD(([.A84]-[.A$26])/29.53*8 + 4;8)+8;8)" office:value-type="float" office:value="3.71283440568913" calcext:value-type="float">
            <text:p>3.7</text:p>
          </table:table-cell>
          <table:table-cell table:formula="of:=MOD(MOD(([.A84]-[.A$26])/29.53*360+180;360)+360;360)" office:value-type="float" office:value="167.077548256011" calcext:value-type="float">
            <text:p>167</text:p>
          </table:table-cell>
          <table:table-cell table:formula="of:=IF([.C84]&gt;180;[.C84]-360;[.C84])" office:value-type="float" office:value="167.077548256011" calcext:value-type="float">
            <text:p>167</text:p>
          </table:table-cell>
        </table:table-row>
        <table:table-row table:style-name="ro1">
          <table:table-cell table:formula="of:=[.A84]+1" office:value-type="date" office:date-value="2019-11-11" calcext:value-type="date">
            <text:p>11/11/19</text:p>
          </table:table-cell>
          <table:table-cell table:formula="of:=MOD(MOD(([.A85]-[.A$26])/29.53*8 + 4;8)+8;8)" office:value-type="float" office:value="3.98374534371825" calcext:value-type="float">
            <text:p>4.0</text:p>
          </table:table-cell>
          <table:table-cell table:formula="of:=MOD(MOD(([.A85]-[.A$26])/29.53*360+180;360)+360;360)" office:value-type="float" office:value="179.268540467321" calcext:value-type="float">
            <text:p>179</text:p>
          </table:table-cell>
          <table:table-cell table:formula="of:=IF([.C85]&gt;180;[.C85]-360;[.C85])" office:value-type="float" office:value="179.268540467321" calcext:value-type="float">
            <text:p>179</text:p>
          </table:table-cell>
        </table:table-row>
        <table:table-row table:style-name="ro1">
          <table:table-cell table:formula="of:=[.A85]+1" office:value-type="date" office:date-value="2019-11-12" calcext:value-type="date">
            <text:p>11/12/19</text:p>
          </table:table-cell>
          <table:table-cell table:formula="of:=MOD(MOD(([.A86]-[.A$26])/29.53*8 + 4;8)+8;8)" office:value-type="float" office:value="4.25465628174738" calcext:value-type="float">
            <text:p>4.3</text:p>
          </table:table-cell>
          <table:table-cell table:formula="of:=MOD(MOD(([.A86]-[.A$26])/29.53*360+180;360)+360;360)" office:value-type="float" office:value="191.459532678632" calcext:value-type="float">
            <text:p>191</text:p>
          </table:table-cell>
          <table:table-cell table:formula="of:=IF([.C86]&gt;180;[.C86]-360;[.C86])" office:value-type="float" office:value="-168.540467321368" calcext:value-type="float">
            <text:p>-169</text:p>
          </table:table-cell>
        </table:table-row>
        <table:table-row table:style-name="ro1">
          <table:table-cell table:formula="of:=[.A86]+1" office:value-type="date" office:date-value="2019-11-13" calcext:value-type="date">
            <text:p>11/13/19</text:p>
          </table:table-cell>
          <table:table-cell table:formula="of:=MOD(MOD(([.A87]-[.A$26])/29.53*8 + 4;8)+8;8)" office:value-type="float" office:value="4.5255672197765" calcext:value-type="float">
            <text:p>4.5</text:p>
          </table:table-cell>
          <table:table-cell table:formula="of:=MOD(MOD(([.A87]-[.A$26])/29.53*360+180;360)+360;360)" office:value-type="float" office:value="203.650524889942" calcext:value-type="float">
            <text:p>204</text:p>
          </table:table-cell>
          <table:table-cell table:formula="of:=IF([.C87]&gt;180;[.C87]-360;[.C87])" office:value-type="float" office:value="-156.349475110058" calcext:value-type="float">
            <text:p>-156</text:p>
          </table:table-cell>
        </table:table-row>
        <table:table-row table:style-name="ro1">
          <table:table-cell table:formula="of:=[.A87]+1" office:value-type="date" office:date-value="2019-11-14" calcext:value-type="date">
            <text:p>11/14/19</text:p>
          </table:table-cell>
          <table:table-cell table:formula="of:=MOD(MOD(([.A88]-[.A$26])/29.53*8 + 4;8)+8;8)" office:value-type="float" office:value="4.79647815780562" calcext:value-type="float">
            <text:p>4.8</text:p>
          </table:table-cell>
          <table:table-cell table:formula="of:=MOD(MOD(([.A88]-[.A$26])/29.53*360+180;360)+360;360)" office:value-type="float" office:value="215.841517101253" calcext:value-type="float">
            <text:p>216</text:p>
          </table:table-cell>
          <table:table-cell table:formula="of:=IF([.C88]&gt;180;[.C88]-360;[.C88])" office:value-type="float" office:value="-144.158482898747" calcext:value-type="float">
            <text:p>-144</text:p>
          </table:table-cell>
        </table:table-row>
        <table:table-row table:style-name="ro1">
          <table:table-cell table:formula="of:=[.A88]+1" office:value-type="date" office:date-value="2019-11-15" calcext:value-type="date">
            <text:p>11/15/19</text:p>
          </table:table-cell>
          <table:table-cell table:formula="of:=MOD(MOD(([.A89]-[.A$26])/29.53*8 + 4;8)+8;8)" office:value-type="float" office:value="5.06738909583475" calcext:value-type="float">
            <text:p>5.1</text:p>
          </table:table-cell>
          <table:table-cell table:formula="of:=MOD(MOD(([.A89]-[.A$26])/29.53*360+180;360)+360;360)" office:value-type="float" office:value="228.032509312564" calcext:value-type="float">
            <text:p>228</text:p>
          </table:table-cell>
          <table:table-cell table:formula="of:=IF([.C89]&gt;180;[.C89]-360;[.C89])" office:value-type="float" office:value="-131.967490687436" calcext:value-type="float">
            <text:p>-132</text:p>
          </table:table-cell>
        </table:table-row>
        <table:table-row table:style-name="ro1">
          <table:table-cell table:formula="of:=[.A89]+1" office:value-type="date" office:date-value="2019-11-16" calcext:value-type="date">
            <text:p>11/16/19</text:p>
          </table:table-cell>
          <table:table-cell table:formula="of:=MOD(MOD(([.A90]-[.A$26])/29.53*8 + 4;8)+8;8)" office:value-type="float" office:value="5.33830003386387" calcext:value-type="float">
            <text:p>5.3</text:p>
          </table:table-cell>
          <table:table-cell table:formula="of:=MOD(MOD(([.A90]-[.A$26])/29.53*360+180;360)+360;360)" office:value-type="float" office:value="240.223501523874" calcext:value-type="float">
            <text:p>240</text:p>
          </table:table-cell>
          <table:table-cell table:formula="of:=IF([.C90]&gt;180;[.C90]-360;[.C90])" office:value-type="float" office:value="-119.776498476126" calcext:value-type="float">
            <text:p>-120</text:p>
          </table:table-cell>
        </table:table-row>
        <table:table-row table:style-name="ro1">
          <table:table-cell table:formula="of:=[.A90]+1" office:value-type="date" office:date-value="2019-11-17" calcext:value-type="date">
            <text:p>11/17/19</text:p>
          </table:table-cell>
          <table:table-cell table:formula="of:=MOD(MOD(([.A91]-[.A$26])/29.53*8 + 4;8)+8;8)" office:value-type="float" office:value="5.60921097189299" calcext:value-type="float">
            <text:p>5.6</text:p>
          </table:table-cell>
          <table:table-cell table:formula="of:=MOD(MOD(([.A91]-[.A$26])/29.53*360+180;360)+360;360)" office:value-type="float" office:value="252.414493735184" calcext:value-type="float">
            <text:p>252</text:p>
          </table:table-cell>
          <table:table-cell table:formula="of:=IF([.C91]&gt;180;[.C91]-360;[.C91])" office:value-type="float" office:value="-107.585506264816" calcext:value-type="float">
            <text:p>-108</text:p>
          </table:table-cell>
        </table:table-row>
        <table:table-row table:style-name="ro1">
          <table:table-cell table:formula="of:=[.A91]+1" office:value-type="date" office:date-value="2019-11-18" calcext:value-type="date">
            <text:p>11/18/19</text:p>
          </table:table-cell>
          <table:table-cell table:formula="of:=MOD(MOD(([.A92]-[.A$26])/29.53*8 + 4;8)+8;8)" office:value-type="float" office:value="5.88012190992211" calcext:value-type="float">
            <text:p>5.9</text:p>
          </table:table-cell>
          <table:table-cell table:formula="of:=MOD(MOD(([.A92]-[.A$26])/29.53*360+180;360)+360;360)" office:value-type="float" office:value="264.605485946495" calcext:value-type="float">
            <text:p>265</text:p>
          </table:table-cell>
          <table:table-cell table:formula="of:=IF([.C92]&gt;180;[.C92]-360;[.C92])" office:value-type="float" office:value="-95.3945140535049" calcext:value-type="float">
            <text:p>-95</text:p>
          </table:table-cell>
        </table:table-row>
        <table:table-row table:style-name="ro1">
          <table:table-cell table:formula="of:=[.A92]+1" office:value-type="date" office:date-value="2019-11-19" calcext:value-type="date">
            <text:p>11/19/19</text:p>
          </table:table-cell>
          <table:table-cell table:formula="of:=MOD(MOD(([.A93]-[.A$26])/29.53*8 + 4;8)+8;8)" office:value-type="float" office:value="6.15103284795124" calcext:value-type="float">
            <text:p>6.2</text:p>
          </table:table-cell>
          <table:table-cell table:formula="of:=MOD(MOD(([.A93]-[.A$26])/29.53*360+180;360)+360;360)" office:value-type="float" office:value="276.796478157806" calcext:value-type="float">
            <text:p>277</text:p>
          </table:table-cell>
          <table:table-cell table:formula="of:=IF([.C93]&gt;180;[.C93]-360;[.C93])" office:value-type="float" office:value="-83.2035218421944" calcext:value-type="float">
            <text:p>-83</text:p>
          </table:table-cell>
        </table:table-row>
        <table:table-row table:style-name="ro1">
          <table:table-cell table:formula="of:=[.A93]+1" office:value-type="date" office:date-value="2019-11-20" calcext:value-type="date">
            <text:p>11/20/19</text:p>
          </table:table-cell>
          <table:table-cell table:formula="of:=MOD(MOD(([.A94]-[.A$26])/29.53*8 + 4;8)+8;8)" office:value-type="float" office:value="6.42194378598036" calcext:value-type="float">
            <text:p>6.4</text:p>
          </table:table-cell>
          <table:table-cell table:formula="of:=MOD(MOD(([.A94]-[.A$26])/29.53*360+180;360)+360;360)" office:value-type="float" office:value="288.987470369116" calcext:value-type="float">
            <text:p>289</text:p>
          </table:table-cell>
          <table:table-cell table:formula="of:=IF([.C94]&gt;180;[.C94]-360;[.C94])" office:value-type="float" office:value="-71.0125296308839" calcext:value-type="float">
            <text:p>-71</text:p>
          </table:table-cell>
        </table:table-row>
        <table:table-row table:style-name="ro1">
          <table:table-cell table:formula="of:=[.A94]+1" office:value-type="date" office:date-value="2019-11-21" calcext:value-type="date">
            <text:p>11/21/19</text:p>
          </table:table-cell>
          <table:table-cell table:formula="of:=MOD(MOD(([.A95]-[.A$26])/29.53*8 + 4;8)+8;8)" office:value-type="float" office:value="6.69285472400948" calcext:value-type="float">
            <text:p>6.7</text:p>
          </table:table-cell>
          <table:table-cell table:formula="of:=MOD(MOD(([.A95]-[.A$26])/29.53*360+180;360)+360;360)" office:value-type="float" office:value="301.178462580427" calcext:value-type="float">
            <text:p>301</text:p>
          </table:table-cell>
          <table:table-cell table:formula="of:=IF([.C95]&gt;180;[.C95]-360;[.C95])" office:value-type="float" office:value="-58.8215374195732" calcext:value-type="float">
            <text:p>-59</text:p>
          </table:table-cell>
        </table:table-row>
        <table:table-row table:style-name="ro1">
          <table:table-cell table:formula="of:=[.A95]+1" office:value-type="date" office:date-value="2019-11-22" calcext:value-type="date">
            <text:p>11/22/19</text:p>
          </table:table-cell>
          <table:table-cell table:formula="of:=MOD(MOD(([.A96]-[.A$26])/29.53*8 + 4;8)+8;8)" office:value-type="float" office:value="6.9637656620386" calcext:value-type="float">
            <text:p>7.0</text:p>
          </table:table-cell>
          <table:table-cell table:formula="of:=MOD(MOD(([.A96]-[.A$26])/29.53*360+180;360)+360;360)" office:value-type="float" office:value="313.369454791737" calcext:value-type="float">
            <text:p>313</text:p>
          </table:table-cell>
          <table:table-cell table:formula="of:=IF([.C96]&gt;180;[.C96]-360;[.C96])" office:value-type="float" office:value="-46.6305452082629" calcext:value-type="float">
            <text:p>-47</text:p>
          </table:table-cell>
        </table:table-row>
        <table:table-row table:style-name="ro1">
          <table:table-cell table:formula="of:=[.A96]+1" office:value-type="date" office:date-value="2019-11-23" calcext:value-type="date">
            <text:p>11/23/19</text:p>
          </table:table-cell>
          <table:table-cell table:formula="of:=MOD(MOD(([.A97]-[.A$26])/29.53*8 + 4;8)+8;8)" office:value-type="float" office:value="7.23467660006773" calcext:value-type="float">
            <text:p>7.2</text:p>
          </table:table-cell>
          <table:table-cell table:formula="of:=MOD(MOD(([.A97]-[.A$26])/29.53*360+180;360)+360;360)" office:value-type="float" office:value="325.560447003048" calcext:value-type="float">
            <text:p>326</text:p>
          </table:table-cell>
          <table:table-cell table:formula="of:=IF([.C97]&gt;180;[.C97]-360;[.C97])" office:value-type="float" office:value="-34.4395529969524" calcext:value-type="float">
            <text:p>-34</text:p>
          </table:table-cell>
        </table:table-row>
        <table:table-row table:style-name="ro1">
          <table:table-cell table:formula="of:=[.A97]+1" office:value-type="date" office:date-value="2019-11-24" calcext:value-type="date">
            <text:p>11/24/19</text:p>
          </table:table-cell>
          <table:table-cell table:formula="of:=MOD(MOD(([.A98]-[.A$26])/29.53*8 + 4;8)+8;8)" office:value-type="float" office:value="7.50558753809685" calcext:value-type="float">
            <text:p>7.5</text:p>
          </table:table-cell>
          <table:table-cell table:formula="of:=MOD(MOD(([.A98]-[.A$26])/29.53*360+180;360)+360;360)" office:value-type="float" office:value="337.751439214358" calcext:value-type="float">
            <text:p>338</text:p>
          </table:table-cell>
          <table:table-cell table:formula="of:=IF([.C98]&gt;180;[.C98]-360;[.C98])" office:value-type="float" office:value="-22.2485607856418" calcext:value-type="float">
            <text:p>-22</text:p>
          </table:table-cell>
        </table:table-row>
        <table:table-row table:style-name="ro1">
          <table:table-cell table:formula="of:=[.A98]+1" office:value-type="date" office:date-value="2019-11-25" calcext:value-type="date">
            <text:p>11/25/19</text:p>
          </table:table-cell>
          <table:table-cell table:formula="of:=MOD(MOD(([.A99]-[.A$26])/29.53*8 + 4;8)+8;8)" office:value-type="float" office:value="7.77649847612597" calcext:value-type="float">
            <text:p>7.8</text:p>
          </table:table-cell>
          <table:table-cell table:formula="of:=MOD(MOD(([.A99]-[.A$26])/29.53*360+180;360)+360;360)" office:value-type="float" office:value="349.942431425669" calcext:value-type="float">
            <text:p>350</text:p>
          </table:table-cell>
          <table:table-cell table:formula="of:=IF([.C99]&gt;180;[.C99]-360;[.C99])" office:value-type="float" office:value="-10.0575685743311" calcext:value-type="float">
            <text:p>-10</text:p>
          </table:table-cell>
        </table:table-row>
        <table:table-row table:style-name="ro1">
          <table:table-cell table:formula="of:=[.A99]+1" office:value-type="date" office:date-value="2019-11-26" calcext:value-type="date">
            <text:p>11/26/19</text:p>
          </table:table-cell>
          <table:table-cell table:formula="of:=MOD(MOD(([.A100]-[.A$26])/29.53*8 + 4;8)+8;8)" office:value-type="float" office:value="0.0474094141550943" calcext:value-type="float">
            <text:p>0.0</text:p>
          </table:table-cell>
          <table:table-cell table:formula="of:=MOD(MOD(([.A100]-[.A$26])/29.53*360+180;360)+360;360)" office:value-type="float" office:value="2.13342363697939" calcext:value-type="float">
            <text:p>2</text:p>
          </table:table-cell>
          <table:table-cell table:formula="of:=IF([.C100]&gt;180;[.C100]-360;[.C100])" office:value-type="float" office:value="2.13342363697939" calcext:value-type="float">
            <text:p>2</text:p>
          </table:table-cell>
        </table:table-row>
        <table:table-row table:style-name="ro1">
          <table:table-cell table:formula="of:=[.A100]+1" office:value-type="date" office:date-value="2019-11-27" calcext:value-type="date">
            <text:p>11/27/19</text:p>
          </table:table-cell>
          <table:table-cell table:formula="of:=MOD(MOD(([.A101]-[.A$26])/29.53*8 + 4;8)+8;8)" office:value-type="float" office:value="0.318320352184219" calcext:value-type="float">
            <text:p>0.3</text:p>
          </table:table-cell>
          <table:table-cell table:formula="of:=MOD(MOD(([.A101]-[.A$26])/29.53*360+180;360)+360;360)" office:value-type="float" office:value="14.3244158482898" calcext:value-type="float">
            <text:p>14</text:p>
          </table:table-cell>
          <table:table-cell table:formula="of:=IF([.C101]&gt;180;[.C101]-360;[.C101])" office:value-type="float" office:value="14.3244158482898" calcext:value-type="float">
            <text:p>14</text:p>
          </table:table-cell>
        </table:table-row>
        <table:table-row table:style-name="ro1">
          <table:table-cell table:formula="of:=[.A101]+1" office:value-type="date" office:date-value="2019-11-28" calcext:value-type="date">
            <text:p>11/28/19</text:p>
          </table:table-cell>
          <table:table-cell table:formula="of:=MOD(MOD(([.A102]-[.A$26])/29.53*8 + 4;8)+8;8)" office:value-type="float" office:value="0.589231290213341" calcext:value-type="float">
            <text:p>0.6</text:p>
          </table:table-cell>
          <table:table-cell table:formula="of:=MOD(MOD(([.A102]-[.A$26])/29.53*360+180;360)+360;360)" office:value-type="float" office:value="26.5154080596003" calcext:value-type="float">
            <text:p>27</text:p>
          </table:table-cell>
          <table:table-cell table:formula="of:=IF([.C102]&gt;180;[.C102]-360;[.C102])" office:value-type="float" office:value="26.5154080596003" calcext:value-type="float">
            <text:p>27</text:p>
          </table:table-cell>
        </table:table-row>
        <table:table-row table:style-name="ro1">
          <table:table-cell table:formula="of:=[.A102]+1" office:value-type="date" office:date-value="2019-11-29" calcext:value-type="date">
            <text:p>11/29/19</text:p>
          </table:table-cell>
          <table:table-cell table:formula="of:=MOD(MOD(([.A103]-[.A$26])/29.53*8 + 4;8)+8;8)" office:value-type="float" office:value="0.860142228242463" calcext:value-type="float">
            <text:p>0.9</text:p>
          </table:table-cell>
          <table:table-cell table:formula="of:=MOD(MOD(([.A103]-[.A$26])/29.53*360+180;360)+360;360)" office:value-type="float" office:value="38.7064002709108" calcext:value-type="float">
            <text:p>39</text:p>
          </table:table-cell>
          <table:table-cell table:formula="of:=IF([.C103]&gt;180;[.C103]-360;[.C103])" office:value-type="float" office:value="38.7064002709108" calcext:value-type="float">
            <text:p>39</text:p>
          </table:table-cell>
        </table:table-row>
        <table:table-row table:style-name="ro1">
          <table:table-cell table:formula="of:=[.A103]+1" office:value-type="date" office:date-value="2019-11-30" calcext:value-type="date">
            <text:p>11/30/19</text:p>
          </table:table-cell>
          <table:table-cell table:formula="of:=MOD(MOD(([.A104]-[.A$26])/29.53*8 + 4;8)+8;8)" office:value-type="float" office:value="1.13105316627159" calcext:value-type="float">
            <text:p>1.1</text:p>
          </table:table-cell>
          <table:table-cell table:formula="of:=MOD(MOD(([.A104]-[.A$26])/29.53*360+180;360)+360;360)" office:value-type="float" office:value="50.8973924822215" calcext:value-type="float">
            <text:p>51</text:p>
          </table:table-cell>
          <table:table-cell table:formula="of:=IF([.C104]&gt;180;[.C104]-360;[.C104])" office:value-type="float" office:value="50.8973924822215" calcext:value-type="float">
            <text:p>51</text:p>
          </table:table-cell>
        </table:table-row>
        <table:table-row table:style-name="ro1">
          <table:table-cell table:formula="of:=[.A104]+1" office:value-type="date" office:date-value="2019-12-01" calcext:value-type="date">
            <text:p>12/01/19</text:p>
          </table:table-cell>
          <table:table-cell table:formula="of:=MOD(MOD(([.A105]-[.A$26])/29.53*8 + 4;8)+8;8)" office:value-type="float" office:value="1.40196410430071" calcext:value-type="float">
            <text:p>1.4</text:p>
          </table:table-cell>
          <table:table-cell table:formula="of:=MOD(MOD(([.A105]-[.A$26])/29.53*360+180;360)+360;360)" office:value-type="float" office:value="63.0883846935319" calcext:value-type="float">
            <text:p>63</text:p>
          </table:table-cell>
          <table:table-cell table:formula="of:=IF([.C105]&gt;180;[.C105]-360;[.C105])" office:value-type="float" office:value="63.0883846935319" calcext:value-type="float">
            <text:p>63</text:p>
          </table:table-cell>
        </table:table-row>
        <table:table-row table:style-name="ro1">
          <table:table-cell table:formula="of:=[.A105]+1" office:value-type="date" office:date-value="2019-12-02" calcext:value-type="date">
            <text:p>12/02/19</text:p>
          </table:table-cell>
          <table:table-cell table:formula="of:=MOD(MOD(([.A106]-[.A$26])/29.53*8 + 4;8)+8;8)" office:value-type="float" office:value="1.67287504232983" calcext:value-type="float">
            <text:p>1.7</text:p>
          </table:table-cell>
          <table:table-cell table:formula="of:=MOD(MOD(([.A106]-[.A$26])/29.53*360+180;360)+360;360)" office:value-type="float" office:value="75.2793769048424" calcext:value-type="float">
            <text:p>75</text:p>
          </table:table-cell>
          <table:table-cell table:formula="of:=IF([.C106]&gt;180;[.C106]-360;[.C106])" office:value-type="float" office:value="75.2793769048424" calcext:value-type="float">
            <text:p>75</text:p>
          </table:table-cell>
        </table:table-row>
        <table:table-row table:style-name="ro1">
          <table:table-cell table:formula="of:=[.A106]+1" office:value-type="date" office:date-value="2019-12-03" calcext:value-type="date">
            <text:p>12/03/19</text:p>
          </table:table-cell>
          <table:table-cell table:formula="of:=MOD(MOD(([.A107]-[.A$26])/29.53*8 + 4;8)+8;8)" office:value-type="float" office:value="1.94378598035896" calcext:value-type="float">
            <text:p>1.9</text:p>
          </table:table-cell>
          <table:table-cell table:formula="of:=MOD(MOD(([.A107]-[.A$26])/29.53*360+180;360)+360;360)" office:value-type="float" office:value="87.4703691161531" calcext:value-type="float">
            <text:p>87</text:p>
          </table:table-cell>
          <table:table-cell table:formula="of:=IF([.C107]&gt;180;[.C107]-360;[.C107])" office:value-type="float" office:value="87.4703691161531" calcext:value-type="float">
            <text:p>87</text:p>
          </table:table-cell>
        </table:table-row>
        <table:table-row table:style-name="ro1">
          <table:table-cell table:formula="of:=[.A107]+1" office:value-type="date" office:date-value="2019-12-04" calcext:value-type="date">
            <text:p>12/04/19</text:p>
          </table:table-cell>
          <table:table-cell table:formula="of:=MOD(MOD(([.A108]-[.A$26])/29.53*8 + 4;8)+8;8)" office:value-type="float" office:value="2.21469691838808" calcext:value-type="float">
            <text:p>2.2</text:p>
          </table:table-cell>
          <table:table-cell table:formula="of:=MOD(MOD(([.A108]-[.A$26])/29.53*360+180;360)+360;360)" office:value-type="float" office:value="99.6613613274635" calcext:value-type="float">
            <text:p>100</text:p>
          </table:table-cell>
          <table:table-cell table:formula="of:=IF([.C108]&gt;180;[.C108]-360;[.C108])" office:value-type="float" office:value="99.6613613274635" calcext:value-type="float">
            <text:p>100</text:p>
          </table:table-cell>
        </table:table-row>
        <table:table-row table:style-name="ro1">
          <table:table-cell table:formula="of:=[.A108]+1" office:value-type="date" office:date-value="2019-12-05" calcext:value-type="date">
            <text:p>12/05/19</text:p>
          </table:table-cell>
          <table:table-cell table:formula="of:=MOD(MOD(([.A109]-[.A$26])/29.53*8 + 4;8)+8;8)" office:value-type="float" office:value="2.4856078564172" calcext:value-type="float">
            <text:p>2.5</text:p>
          </table:table-cell>
          <table:table-cell table:formula="of:=MOD(MOD(([.A109]-[.A$26])/29.53*360+180;360)+360;360)" office:value-type="float" office:value="111.852353538774" calcext:value-type="float">
            <text:p>112</text:p>
          </table:table-cell>
          <table:table-cell table:formula="of:=IF([.C109]&gt;180;[.C109]-360;[.C109])" office:value-type="float" office:value="111.852353538774" calcext:value-type="float">
            <text:p>112</text:p>
          </table:table-cell>
        </table:table-row>
        <table:table-row table:style-name="ro1" table:number-rows-repeated="30">
          <table:table-cell table:style-name="ce3"/>
          <table:table-cell table:style-name="Default" table:number-columns-repeated="3"/>
        </table:table-row>
        <table:table-row table:style-name="ro1">
          <table:table-cell table:style-name="ce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0:09:40.047073555</meta:creation-date>
    <dc:date>2019-10-03T20:16:06.840578202</dc:date>
    <meta:editing-duration>PT6M28S</meta:editing-duration>
    <meta:editing-cycles>1</meta:editing-cycles>
    <meta:document-statistic meta:table-count="1" meta:cell-count="436" meta:object-count="0"/>
    <meta:generator>LibreOffice/6.2.7.1$Linux_X86_64 LibreOffice_project/20$Build-1</meta:generator>
  </office:meta>
</office:document-meta>
</file>